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48mm"/>
    </style:style>
    <style:style style:name="co2" style:family="table-column">
      <style:table-column-properties fo:break-before="auto" style:column-width="29.05mm"/>
    </style:style>
    <style:style style:name="co3" style:family="table-column">
      <style:table-column-properties fo:break-before="auto" style:column-width="22.51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58.26mm"/>
    </style:style>
    <style:style style:name="co7" style:family="table-column">
      <style:table-column-properties fo:break-before="auto" style:column-width="35.93mm"/>
    </style:style>
    <style:style style:name="co8" style:family="table-column">
      <style:table-column-properties fo:break-before="auto" style:column-width="34.48mm"/>
    </style:style>
    <style:style style:name="co9" style:family="table-column">
      <style:table-column-properties fo:break-before="auto" style:column-width="28.01mm"/>
    </style:style>
    <style:style style:name="co10" style:family="table-column">
      <style:table-column-properties fo:break-before="auto" style:column-width="32.09mm"/>
    </style:style>
    <style:style style:name="co11" style:family="table-column">
      <style:table-column-properties fo:break-before="auto" style:column-width="29.65mm"/>
    </style:style>
    <style:style style:name="co12" style:family="table-column">
      <style:table-column-properties fo:break-before="auto" style:column-width="27.2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4.2mm"/>
    </style:style>
    <style:style style:name="co15" style:family="table-column">
      <style:table-column-properties fo:break-before="auto" style:column-width="25.28mm"/>
    </style:style>
    <style:style style:name="co16" style:family="table-column">
      <style:table-column-properties fo:break-before="auto" style:column-width="25.54mm"/>
    </style:style>
    <style:style style:name="co17" style:family="table-column">
      <style:table-column-properties fo:break-before="auto" style:column-width="22.37mm"/>
    </style:style>
    <style:style style:name="co18" style:family="table-column">
      <style:table-column-properties fo:break-before="auto" style:column-width="39.83mm"/>
    </style:style>
    <style:style style:name="co19" style:family="table-column">
      <style:table-column-properties fo:break-before="auto" style:column-width="43.27mm"/>
    </style:style>
    <style:style style:name="co20" style:family="table-column">
      <style:table-column-properties fo:break-before="auto" style:column-width="34.27mm"/>
    </style:style>
    <style:style style:name="co21" style:family="table-column">
      <style:table-column-properties fo:break-before="auto" style:column-width="17.34mm"/>
    </style:style>
    <style:style style:name="co22" style:family="table-column">
      <style:table-column-properties fo:break-before="auto" style:column-width="14.16mm"/>
    </style:style>
    <style:style style:name="co23" style:family="table-column">
      <style:table-column-properties fo:break-before="auto" style:column-width="53.32mm"/>
    </style:style>
    <style:style style:name="co24" style:family="table-column">
      <style:table-column-properties fo:break-before="auto" style:column-width="9.4mm"/>
    </style:style>
    <style:style style:name="co25" style:family="table-column">
      <style:table-column-properties fo:break-before="auto" style:column-width="21.57mm"/>
    </style:style>
    <style:style style:name="co26" style:family="table-column">
      <style:table-column-properties fo:break-before="auto" style:column-width="20.25mm"/>
    </style:style>
    <style:style style:name="co27" style:family="table-column">
      <style:table-column-properties fo:break-before="auto" style:column-width="31.63mm"/>
    </style:style>
    <style:style style:name="co28" style:family="table-column">
      <style:table-column-properties fo:break-before="auto" style:column-width="127.41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.9mm"/>
    </style:style>
    <style:style style:name="co31" style:family="table-column">
      <style:table-column-properties fo:break-before="auto" style:column-width="8.61mm"/>
    </style:style>
    <style:style style:name="co32" style:family="table-column">
      <style:table-column-properties fo:break-before="auto" style:column-width="10.46mm"/>
    </style:style>
    <style:style style:name="co33" style:family="table-column">
      <style:table-column-properties fo:break-before="auto" style:column-width="6.76mm"/>
    </style:style>
    <style:style style:name="co34" style:family="table-column">
      <style:table-column-properties fo:break-before="auto" style:column-width="5.96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PageStyle_5f_Principal">
      <style:table-properties table:display="true" style:writing-mode="lr-tb"/>
    </style:style>
    <style:style style:name="ta2" style:family="table" style:master-page-name="PageStyle_5f_Ratio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3">
      <style:table-cell-properties fo:padding="0.71mm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fo:padding="0.71mm"/>
    </style:style>
    <style:style style:name="ce17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2">
      <style:table-cell-properties fo:padding="0.71mm"/>
    </style:style>
    <style:style style:name="ce9" style:family="table-cell" style:parent-style-name="Default" style:data-style-name="N113">
      <style:table-cell-properties fo:padding="0.71mm"/>
    </style:style>
    <style:style style:name="ce10" style:family="table-cell" style:parent-style-name="Default" style:data-style-name="N100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incipal" table:style-name="ta1">
        <office:forms form:automatic-focus="false" form:apply-design-mode="false"/>
        <table:shapes>
          <draw:frame draw:z-index="0" draw:name="Chart 9" draw:style-name="gr1" draw:text-style-name="P1" svg:width="218.73mm" svg:height="89.97mm" svg:x="0mm" svg:y="136.14mm">
            <draw:object draw:notify-on-update-of-ranges="Principal.A2:Principal.A27 Principal.B1:Principal.B1 Principal.B2:Principal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0" draw:style-name="gr1" draw:text-style-name="P1" svg:width="217.64mm" svg:height="90.01mm" svg:x="3.3mm" svg:y="232.62mm">
            <draw:object draw:notify-on-update-of-ranges="Principal.A2:Principal.A27 Principal.D1:Principal.D1 Principal.D2:Principal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250" table:default-cell-style-name="ce2"/>
        <table:table-column table:style-name="co3" table:number-columns-repeated="767" table:default-cell-style-name="Default"/>
        <table:table-row table:style-name="ro1">
          <table:table-cell table:style-name="ce4" office:value-type="string" calcext:value-type="string">
            <text:p>Medio</text:p>
          </table:table-cell>
          <table:table-cell table:style-name="ce4" office:value-type="string" calcext:value-type="string">
            <text:p>Seguidores</text:p>
          </table:table-cell>
          <table:table-cell table:style-name="ce4" office:value-type="string" calcext:value-type="string">
            <text:p>Twetts</text:p>
          </table:table-cell>
          <table:table-cell table:style-name="ce4" office:value-type="string" calcext:value-type="string">
            <text:p>Likes</text:p>
          </table:table-cell>
          <table:table-cell table:style-name="ce4" office:value-type="string" calcext:value-type="string">
            <text:p>Siguiendo</text:p>
          </table:table-cell>
          <table:table-cell table:style-name="ce4" office:value-type="string" calcext:value-type="string">
            <text:p>Listas en las que es miembro</text:p>
          </table:table-cell>
          <table:table-cell table:style-name="ce4" office:value-type="string" calcext:value-type="string">
            <text:p>Año de creación</text:p>
          </table:table-cell>
          <table:table-cell table:style-name="ce4" office:value-type="string" calcext:value-type="string">
            <text:p>Retwits</text:p>
          </table:table-cell>
          <table:table-cell table:number-columns-repeated="1016"/>
        </table:table-row>
        <table:table-row table:style-name="ro2">
          <table:table-cell table:style-name="ce1" table:formula="of:=[$datosd_2.H2]" office:value-type="string" office:string-value="EL MUNDO" calcext:value-type="string">
            <text:p>EL MUNDO</text:p>
          </table:table-cell>
          <table:table-cell table:style-name="ce3" table:formula="of:=[$datosd_2.D2]" office:value-type="float" office:value="3192539" calcext:value-type="float">
            <text:p>3.192.539</text:p>
          </table:table-cell>
          <table:table-cell table:style-name="ce3" table:formula="of:=[$datosd_2.C2]" office:value-type="float" office:value="206672" calcext:value-type="float">
            <text:p>206.672</text:p>
          </table:table-cell>
          <table:table-cell table:style-name="ce3" table:formula="of:=[$datosd_2.E2]" office:value-type="float" office:value="2713" calcext:value-type="float">
            <text:p>2.713</text:p>
          </table:table-cell>
          <table:table-cell table:style-name="ce3" table:formula="of:=[$datosd_2.F2]" office:value-type="float" office:value="1354" calcext:value-type="float">
            <text:p>1.354</text:p>
          </table:table-cell>
          <table:table-cell table:style-name="ce3" table:formula="of:=[$datosd_2.P2]" office:value-type="float" office:value="29492" calcext:value-type="float">
            <text:p>29.492</text:p>
          </table:table-cell>
          <table:table-cell table:formula="of:=YEAR([$datosd_2.I2])" office:value-type="float" office:value="2008" calcext:value-type="float">
            <text:p>2008</text:p>
          </table:table-cell>
          <table:table-cell table:formula="of:=[$rt.C2]" office:value-type="float" office:value="2876" calcext:value-type="float">
            <text:p>2876</text:p>
          </table:table-cell>
          <table:table-cell table:number-columns-repeated="1016"/>
        </table:table-row>
        <table:table-row table:style-name="ro2">
          <table:table-cell table:style-name="ce1" table:formula="of:=[$datosd_2.H3]" office:value-type="string" office:string-value="CTXT" calcext:value-type="string">
            <text:p>CTXT</text:p>
          </table:table-cell>
          <table:table-cell table:style-name="ce3" table:formula="of:=[$datosd_2.D3]" office:value-type="float" office:value="111725" calcext:value-type="float">
            <text:p>111.725</text:p>
          </table:table-cell>
          <table:table-cell table:style-name="ce3" table:formula="of:=[$datosd_2.C3]" office:value-type="float" office:value="167826" calcext:value-type="float">
            <text:p>167.826</text:p>
          </table:table-cell>
          <table:table-cell table:style-name="ce3" table:formula="of:=[$datosd_2.E3]" office:value-type="float" office:value="59560" calcext:value-type="float">
            <text:p>59.560</text:p>
          </table:table-cell>
          <table:table-cell table:style-name="ce3" table:formula="of:=[$datosd_2.F3]" office:value-type="float" office:value="4271" calcext:value-type="float">
            <text:p>4.271</text:p>
          </table:table-cell>
          <table:table-cell table:style-name="ce3" table:formula="of:=[$datosd_2.P3]" office:value-type="float" office:value="2448" calcext:value-type="float">
            <text:p>2.448</text:p>
          </table:table-cell>
          <table:table-cell table:formula="of:=YEAR([$datosd_2.I3])" office:value-type="float" office:value="2014" calcext:value-type="float">
            <text:p>2014</text:p>
          </table:table-cell>
          <table:table-cell table:formula="of:=[$rt.B2]" office:value-type="float" office:value="470" calcext:value-type="float">
            <text:p>470</text:p>
          </table:table-cell>
          <table:table-cell table:number-columns-repeated="1016"/>
        </table:table-row>
        <table:table-row table:style-name="ro2">
          <table:table-cell table:style-name="ce1" table:formula="of:=[$datosd_2.H4]" office:value-type="string" office:string-value="El Español" calcext:value-type="string">
            <text:p>El Español</text:p>
          </table:table-cell>
          <table:table-cell table:style-name="ce3" table:formula="of:=[$datosd_2.D4]" office:value-type="float" office:value="337631" calcext:value-type="float">
            <text:p>337.631</text:p>
          </table:table-cell>
          <table:table-cell table:style-name="ce3" table:formula="of:=[$datosd_2.C4]" office:value-type="float" office:value="152605" calcext:value-type="float">
            <text:p>152.605</text:p>
          </table:table-cell>
          <table:table-cell table:style-name="ce3" table:formula="of:=[$datosd_2.E4]" office:value-type="float" office:value="13993" calcext:value-type="float">
            <text:p>13.993</text:p>
          </table:table-cell>
          <table:table-cell table:style-name="ce3" table:formula="of:=[$datosd_2.F4]" office:value-type="float" office:value="695" calcext:value-type="float">
            <text:p>695</text:p>
          </table:table-cell>
          <table:table-cell table:style-name="ce3" table:formula="of:=[$datosd_2.P4]" office:value-type="float" office:value="4578" calcext:value-type="float">
            <text:p>4.578</text:p>
          </table:table-cell>
          <table:table-cell table:formula="of:=YEAR([$datosd_2.I4])" office:value-type="float" office:value="2014" calcext:value-type="float">
            <text:p>2014</text:p>
          </table:table-cell>
          <table:table-cell table:formula="of:=[$rt.D2]" office:value-type="float" office:value="708" calcext:value-type="float">
            <text:p>708</text:p>
          </table:table-cell>
          <table:table-cell table:number-columns-repeated="1016"/>
        </table:table-row>
        <table:table-row table:style-name="ro2">
          <table:table-cell table:style-name="ce1" table:formula="of:=[$datosd_2.H5]" office:value-type="string" office:string-value="ABC.es" calcext:value-type="string">
            <text:p>ABC.es</text:p>
          </table:table-cell>
          <table:table-cell table:style-name="ce3" table:formula="of:=[$datosd_2.D5]" office:value-type="float" office:value="1600669" calcext:value-type="float">
            <text:p>1.600.669</text:p>
          </table:table-cell>
          <table:table-cell table:style-name="ce3" table:formula="of:=[$datosd_2.C5]" office:value-type="float" office:value="312899" calcext:value-type="float">
            <text:p>312.899</text:p>
          </table:table-cell>
          <table:table-cell table:style-name="ce3" table:formula="of:=[$datosd_2.E5]" office:value-type="float" office:value="198" calcext:value-type="float">
            <text:p>198</text:p>
          </table:table-cell>
          <table:table-cell table:style-name="ce3" table:formula="of:=[$datosd_2.F5]" office:value-type="float" office:value="15529" calcext:value-type="float">
            <text:p>15.529</text:p>
          </table:table-cell>
          <table:table-cell table:style-name="ce3" table:formula="of:=[$datosd_2.P5]" office:value-type="float" office:value="17056" calcext:value-type="float">
            <text:p>17.056</text:p>
          </table:table-cell>
          <table:table-cell table:formula="of:=YEAR([$datosd_2.I5])" office:value-type="float" office:value="2009" calcext:value-type="float">
            <text:p>2009</text:p>
          </table:table-cell>
          <table:table-cell table:formula="of:=[$rt.F2]" office:value-type="float" office:value="2438" calcext:value-type="float">
            <text:p>2438</text:p>
          </table:table-cell>
          <table:table-cell table:number-columns-repeated="1016"/>
        </table:table-row>
        <table:table-row table:style-name="ro2">
          <table:table-cell table:style-name="ce1" table:formula="of:=[$datosd_2.H6]" office:value-type="string" office:string-value="20minutos.es" calcext:value-type="string">
            <text:p>20minutos.es</text:p>
          </table:table-cell>
          <table:table-cell table:style-name="ce3" table:formula="of:=[$datosd_2.D6]" office:value-type="float" office:value="1356940" calcext:value-type="float">
            <text:p>1.356.940</text:p>
          </table:table-cell>
          <table:table-cell table:style-name="ce3" table:formula="of:=[$datosd_2.C6]" office:value-type="float" office:value="260701" calcext:value-type="float">
            <text:p>260.701</text:p>
          </table:table-cell>
          <table:table-cell table:style-name="ce3" table:formula="of:=[$datosd_2.E6]" office:value-type="float" office:value="2557" calcext:value-type="float">
            <text:p>2.557</text:p>
          </table:table-cell>
          <table:table-cell table:style-name="ce3" table:formula="of:=[$datosd_2.F6]" office:value-type="float" office:value="51061" calcext:value-type="float">
            <text:p>51.061</text:p>
          </table:table-cell>
          <table:table-cell table:style-name="ce3" table:formula="of:=[$datosd_2.P6]" office:value-type="float" office:value="14071" calcext:value-type="float">
            <text:p>14.071</text:p>
          </table:table-cell>
          <table:table-cell table:formula="of:=YEAR([$datosd_2.I6])" office:value-type="float" office:value="2009" calcext:value-type="float">
            <text:p>2009</text:p>
          </table:table-cell>
          <table:table-cell table:formula="of:=[$rt.G2]" office:value-type="float" office:value="178" calcext:value-type="float">
            <text:p>178</text:p>
          </table:table-cell>
          <table:table-cell table:number-columns-repeated="1016"/>
        </table:table-row>
        <table:table-row table:style-name="ro1">
          <table:table-cell table:style-name="ce1" table:formula="of:=[$datosd_2.H7]" office:value-type="string" office:string-value="La Razón" calcext:value-type="string">
            <text:p>La Razón</text:p>
          </table:table-cell>
          <table:table-cell table:style-name="ce3" table:formula="of:=[$datosd_2.D7]" office:value-type="float" office:value="437066" calcext:value-type="float">
            <text:p>437.066</text:p>
          </table:table-cell>
          <table:table-cell table:style-name="ce3" table:formula="of:=[$datosd_2.C7]" office:value-type="float" office:value="231916" calcext:value-type="float">
            <text:p>231.916</text:p>
          </table:table-cell>
          <table:table-cell table:style-name="ce3" table:formula="of:=[$datosd_2.E7]" office:value-type="float" office:value="20112" calcext:value-type="float">
            <text:p>20.112</text:p>
          </table:table-cell>
          <table:table-cell table:style-name="ce3" table:formula="of:=[$datosd_2.F7]" office:value-type="float" office:value="2936" calcext:value-type="float">
            <text:p>2.936</text:p>
          </table:table-cell>
          <table:table-cell table:style-name="ce3" table:formula="of:=[$datosd_2.P7]" office:value-type="float" office:value="6119" calcext:value-type="float">
            <text:p>6.119</text:p>
          </table:table-cell>
          <table:table-cell table:formula="of:=YEAR([$datosd_2.I7])" office:value-type="float" office:value="2010" calcext:value-type="float">
            <text:p>2010</text:p>
          </table:table-cell>
          <table:table-cell table:formula="of:=[$rt.F2]" office:value-type="float" office:value="2438" calcext:value-type="float">
            <text:p>2438</text:p>
          </table:table-cell>
          <table:table-cell table:number-columns-repeated="1016"/>
        </table:table-row>
        <table:table-row table:style-name="ro1">
          <table:table-cell table:style-name="ce1" table:formula="of:=[$datosd_2.H8]" office:value-type="string" office:string-value="La Vanguardia" calcext:value-type="string">
            <text:p>La Vanguardia</text:p>
          </table:table-cell>
          <table:table-cell table:style-name="ce3" table:formula="of:=[$datosd_2.D8]" office:value-type="float" office:value="996569" calcext:value-type="float">
            <text:p>996.569</text:p>
          </table:table-cell>
          <table:table-cell table:style-name="ce3" table:formula="of:=[$datosd_2.C8]" office:value-type="float" office:value="412866" calcext:value-type="float">
            <text:p>412.866</text:p>
          </table:table-cell>
          <table:table-cell table:style-name="ce3" table:formula="of:=[$datosd_2.E8]" office:value-type="float" office:value="354" calcext:value-type="float">
            <text:p>354</text:p>
          </table:table-cell>
          <table:table-cell table:style-name="ce3" table:formula="of:=[$datosd_2.F8]" office:value-type="float" office:value="522" calcext:value-type="float">
            <text:p>522</text:p>
          </table:table-cell>
          <table:table-cell table:style-name="ce3" table:formula="of:=[$datosd_2.P8]" office:value-type="float" office:value="12479" calcext:value-type="float">
            <text:p>12.479</text:p>
          </table:table-cell>
          <table:table-cell table:formula="of:=YEAR([$datosd_2.I8])" office:value-type="float" office:value="2009" calcext:value-type="float">
            <text:p>2009</text:p>
          </table:table-cell>
          <table:table-cell table:formula="of:=[$rt.H$2]" office:value-type="float" office:value="450" calcext:value-type="float">
            <text:p>450</text:p>
          </table:table-cell>
          <table:table-cell table:number-columns-repeated="1016"/>
        </table:table-row>
        <table:table-row table:style-name="ro1">
          <table:table-cell table:style-name="ce1" table:formula="of:=[$datosd_2.H9]" office:value-type="string" office:string-value="eldiario.es" calcext:value-type="string">
            <text:p>eldiario.es</text:p>
          </table:table-cell>
          <table:table-cell table:style-name="ce3" table:formula="of:=[$datosd_2.D9]" office:value-type="float" office:value="934403" calcext:value-type="float">
            <text:p>934.403</text:p>
          </table:table-cell>
          <table:table-cell table:style-name="ce3" table:formula="of:=[$datosd_2.C9]" office:value-type="float" office:value="172602" calcext:value-type="float">
            <text:p>172.602</text:p>
          </table:table-cell>
          <table:table-cell table:style-name="ce3" table:formula="of:=[$datosd_2.E9]" office:value-type="float" office:value="202" calcext:value-type="float">
            <text:p>202</text:p>
          </table:table-cell>
          <table:table-cell table:style-name="ce3" table:formula="of:=[$datosd_2.F9]" office:value-type="float" office:value="478" calcext:value-type="float">
            <text:p>478</text:p>
          </table:table-cell>
          <table:table-cell table:style-name="ce3" table:formula="of:=[$datosd_2.P9]" office:value-type="float" office:value="11185" calcext:value-type="float">
            <text:p>11.185</text:p>
          </table:table-cell>
          <table:table-cell table:formula="of:=YEAR([$datosd_2.I9])" office:value-type="float" office:value="2012" calcext:value-type="float">
            <text:p>2012</text:p>
          </table:table-cell>
          <table:table-cell table:formula="of:=[$rt.I$2]" office:value-type="float" office:value="3423" calcext:value-type="float">
            <text:p>3423</text:p>
          </table:table-cell>
          <table:table-cell table:number-columns-repeated="1016"/>
        </table:table-row>
        <table:table-row table:style-name="ro1">
          <table:table-cell table:style-name="ce1" table:formula="of:=[$datosd_2.H10]" office:value-type="string" office:string-value="Público" calcext:value-type="string">
            <text:p>Público</text:p>
          </table:table-cell>
          <table:table-cell table:style-name="ce3" table:formula="of:=[$datosd_2.D10]" office:value-type="float" office:value="911238" calcext:value-type="float">
            <text:p>911.238</text:p>
          </table:table-cell>
          <table:table-cell table:style-name="ce3" table:formula="of:=[$datosd_2.C10]" office:value-type="float" office:value="323511" calcext:value-type="float">
            <text:p>323.511</text:p>
          </table:table-cell>
          <table:table-cell table:style-name="ce3" table:formula="of:=[$datosd_2.E10]" office:value-type="float" office:value="609" calcext:value-type="float">
            <text:p>609</text:p>
          </table:table-cell>
          <table:table-cell table:style-name="ce3" table:formula="of:=[$datosd_2.F10]" office:value-type="float" office:value="1454" calcext:value-type="float">
            <text:p>1.454</text:p>
          </table:table-cell>
          <table:table-cell table:style-name="ce3" table:formula="of:=[$datosd_2.P10]" office:value-type="float" office:value="14783" calcext:value-type="float">
            <text:p>14.783</text:p>
          </table:table-cell>
          <table:table-cell table:formula="of:=YEAR([$datosd_2.I10])" office:value-type="float" office:value="2008" calcext:value-type="float">
            <text:p>2008</text:p>
          </table:table-cell>
          <table:table-cell table:formula="of:=[$rt.J$2]" office:value-type="float" office:value="2703" calcext:value-type="float">
            <text:p>2703</text:p>
          </table:table-cell>
          <table:table-cell table:number-columns-repeated="1016"/>
        </table:table-row>
        <table:table-row table:style-name="ro1">
          <table:table-cell table:style-name="ce1" table:formula="of:=[$datosd_2.H11]" office:value-type="string" office:string-value="El Confidencial" calcext:value-type="string">
            <text:p>El Confidencial</text:p>
          </table:table-cell>
          <table:table-cell table:style-name="ce3" table:formula="of:=[$datosd_2.D11]" office:value-type="float" office:value="761740" calcext:value-type="float">
            <text:p>761.740</text:p>
          </table:table-cell>
          <table:table-cell table:style-name="ce3" table:formula="of:=[$datosd_2.C11]" office:value-type="float" office:value="182057" calcext:value-type="float">
            <text:p>182.057</text:p>
          </table:table-cell>
          <table:table-cell table:style-name="ce3" table:formula="of:=[$datosd_2.E11]" office:value-type="float" office:value="0" calcext:value-type="float">
            <text:p>0</text:p>
          </table:table-cell>
          <table:table-cell table:style-name="ce3" table:formula="of:=[$datosd_2.F11]" office:value-type="float" office:value="182" calcext:value-type="float">
            <text:p>182</text:p>
          </table:table-cell>
          <table:table-cell table:style-name="ce3" table:formula="of:=[$datosd_2.P11]" office:value-type="float" office:value="11063" calcext:value-type="float">
            <text:p>11.063</text:p>
          </table:table-cell>
          <table:table-cell table:formula="of:=YEAR([$datosd_2.I11])" office:value-type="float" office:value="2008" calcext:value-type="float">
            <text:p>2008</text:p>
          </table:table-cell>
          <table:table-cell table:formula="of:=[$rt.K$2]" office:value-type="float" office:value="1364" calcext:value-type="float">
            <text:p>1364</text:p>
          </table:table-cell>
          <table:table-cell table:number-columns-repeated="1016"/>
        </table:table-row>
        <table:table-row table:style-name="ro1">
          <table:table-cell table:style-name="ce1" table:formula="of:=[$datosd_2.H12]" office:value-type="string" office:string-value="El Periódico" calcext:value-type="string">
            <text:p>El Periódico</text:p>
          </table:table-cell>
          <table:table-cell table:style-name="ce3" table:formula="of:=[$datosd_2.D12]" office:value-type="float" office:value="595809" calcext:value-type="float">
            <text:p>595.809</text:p>
          </table:table-cell>
          <table:table-cell table:style-name="ce3" table:formula="of:=[$datosd_2.C12]" office:value-type="float" office:value="369513" calcext:value-type="float">
            <text:p>369.513</text:p>
          </table:table-cell>
          <table:table-cell table:style-name="ce3" table:formula="of:=[$datosd_2.E12]" office:value-type="float" office:value="248" calcext:value-type="float">
            <text:p>248</text:p>
          </table:table-cell>
          <table:table-cell table:style-name="ce3" table:formula="of:=[$datosd_2.F12]" office:value-type="float" office:value="18502" calcext:value-type="float">
            <text:p>18.502</text:p>
          </table:table-cell>
          <table:table-cell table:style-name="ce3" table:formula="of:=[$datosd_2.P12]" office:value-type="float" office:value="6895" calcext:value-type="float">
            <text:p>6.895</text:p>
          </table:table-cell>
          <table:table-cell table:formula="of:=YEAR([$datosd_2.I12])" office:value-type="float" office:value="2010" calcext:value-type="float">
            <text:p>2010</text:p>
          </table:table-cell>
          <table:table-cell table:formula="of:=[$rt.L$2]" office:value-type="float" office:value="343" calcext:value-type="float">
            <text:p>343</text:p>
          </table:table-cell>
          <table:table-cell table:number-columns-repeated="1016"/>
        </table:table-row>
        <table:table-row table:style-name="ro1">
          <table:table-cell table:style-name="ce1" table:formula="of:=[$datosd_2.H13]" office:value-type="string" office:string-value="La Voz de Galicia" calcext:value-type="string">
            <text:p>La Voz de Galicia</text:p>
          </table:table-cell>
          <table:table-cell table:style-name="ce3" table:formula="of:=[$datosd_2.D13]" office:value-type="float" office:value="359259" calcext:value-type="float">
            <text:p>359.259</text:p>
          </table:table-cell>
          <table:table-cell table:style-name="ce3" table:formula="of:=[$datosd_2.C13]" office:value-type="float" office:value="215653" calcext:value-type="float">
            <text:p>215.653</text:p>
          </table:table-cell>
          <table:table-cell table:style-name="ce3" table:formula="of:=[$datosd_2.E13]" office:value-type="float" office:value="38" calcext:value-type="float">
            <text:p>38</text:p>
          </table:table-cell>
          <table:table-cell table:style-name="ce3" table:formula="of:=[$datosd_2.F13]" office:value-type="float" office:value="166" calcext:value-type="float">
            <text:p>166</text:p>
          </table:table-cell>
          <table:table-cell table:style-name="ce3" table:formula="of:=[$datosd_2.P13]" office:value-type="float" office:value="3390" calcext:value-type="float">
            <text:p>3.390</text:p>
          </table:table-cell>
          <table:table-cell table:formula="of:=YEAR([$datosd_2.I13])" office:value-type="float" office:value="2009" calcext:value-type="float">
            <text:p>2009</text:p>
          </table:table-cell>
          <table:table-cell table:formula="of:=[$rt.M$2]" office:value-type="float" office:value="420" calcext:value-type="float">
            <text:p>420</text:p>
          </table:table-cell>
          <table:table-cell table:number-columns-repeated="1016"/>
        </table:table-row>
        <table:table-row table:style-name="ro1">
          <table:table-cell table:style-name="ce1" table:formula="of:=[$datosd_2.H14]" office:value-type="string" office:string-value="infoLibre" calcext:value-type="string">
            <text:p>infoLibre</text:p>
          </table:table-cell>
          <table:table-cell table:style-name="ce3" table:formula="of:=[$datosd_2.D14]" office:value-type="float" office:value="248467" calcext:value-type="float">
            <text:p>248.467</text:p>
          </table:table-cell>
          <table:table-cell table:style-name="ce3" table:formula="of:=[$datosd_2.C14]" office:value-type="float" office:value="114716" calcext:value-type="float">
            <text:p>114.716</text:p>
          </table:table-cell>
          <table:table-cell table:style-name="ce3" table:formula="of:=[$datosd_2.E14]" office:value-type="float" office:value="106" calcext:value-type="float">
            <text:p>106</text:p>
          </table:table-cell>
          <table:table-cell table:style-name="ce3" table:formula="of:=[$datosd_2.F14]" office:value-type="float" office:value="727" calcext:value-type="float">
            <text:p>727</text:p>
          </table:table-cell>
          <table:table-cell table:style-name="ce3" table:formula="of:=[$datosd_2.P14]" office:value-type="float" office:value="4477" calcext:value-type="float">
            <text:p>4.477</text:p>
          </table:table-cell>
          <table:table-cell table:formula="of:=YEAR([$datosd_2.I14])" office:value-type="float" office:value="2012" calcext:value-type="float">
            <text:p>2012</text:p>
          </table:table-cell>
          <table:table-cell table:formula="of:=[$rt.N$2]" office:value-type="float" office:value="876" calcext:value-type="float">
            <text:p>876</text:p>
          </table:table-cell>
          <table:table-cell table:number-columns-repeated="1016"/>
        </table:table-row>
        <table:table-row table:style-name="ro1">
          <table:table-cell table:style-name="ce1" table:formula="of:=[$datosd_2.H15]" office:value-type="string" office:string-value="La Nueva España" calcext:value-type="string">
            <text:p>La Nueva España</text:p>
          </table:table-cell>
          <table:table-cell table:style-name="ce3" table:formula="of:=[$datosd_2.D15]" office:value-type="float" office:value="147871" calcext:value-type="float">
            <text:p>147.871</text:p>
          </table:table-cell>
          <table:table-cell table:style-name="ce3" table:formula="of:=[$datosd_2.C15]" office:value-type="float" office:value="123986" calcext:value-type="float">
            <text:p>123.986</text:p>
          </table:table-cell>
          <table:table-cell table:style-name="ce3" table:formula="of:=[$datosd_2.E15]" office:value-type="float" office:value="16" calcext:value-type="float">
            <text:p>16</text:p>
          </table:table-cell>
          <table:table-cell table:style-name="ce3" table:formula="of:=[$datosd_2.F15]" office:value-type="float" office:value="590" calcext:value-type="float">
            <text:p>590</text:p>
          </table:table-cell>
          <table:table-cell table:style-name="ce3" table:formula="of:=[$datosd_2.P15]" office:value-type="float" office:value="1685" calcext:value-type="float">
            <text:p>1.685</text:p>
          </table:table-cell>
          <table:table-cell table:formula="of:=YEAR([$datosd_2.I15])" office:value-type="float" office:value="2009" calcext:value-type="float">
            <text:p>2009</text:p>
          </table:table-cell>
          <table:table-cell table:formula="of:=[$rt.O$2]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1" table:formula="of:=[$datosd_2.H16]" office:value-type="string" office:string-value="Heraldo de Aragón" calcext:value-type="string">
            <text:p>Heraldo de Aragón</text:p>
          </table:table-cell>
          <table:table-cell table:style-name="ce3" table:formula="of:=[$datosd_2.D16]" office:value-type="float" office:value="145098" calcext:value-type="float">
            <text:p>145.098</text:p>
          </table:table-cell>
          <table:table-cell table:style-name="ce3" table:formula="of:=[$datosd_2.C16]" office:value-type="float" office:value="115760" calcext:value-type="float">
            <text:p>115.760</text:p>
          </table:table-cell>
          <table:table-cell table:style-name="ce3" table:formula="of:=[$datosd_2.E16]" office:value-type="float" office:value="811" calcext:value-type="float">
            <text:p>811</text:p>
          </table:table-cell>
          <table:table-cell table:style-name="ce3" table:formula="of:=[$datosd_2.F16]" office:value-type="float" office:value="1279" calcext:value-type="float">
            <text:p>1.279</text:p>
          </table:table-cell>
          <table:table-cell table:style-name="ce3" table:formula="of:=[$datosd_2.P16]" office:value-type="float" office:value="1922" calcext:value-type="float">
            <text:p>1.922</text:p>
          </table:table-cell>
          <table:table-cell table:formula="of:=YEAR([$datosd_2.I16])" office:value-type="float" office:value="2008" calcext:value-type="float">
            <text:p>2008</text:p>
          </table:table-cell>
          <table:table-cell table:formula="of:=[$rt.P$2]" office:value-type="float" office:value="321" calcext:value-type="float">
            <text:p>321</text:p>
          </table:table-cell>
          <table:table-cell table:number-columns-repeated="1016"/>
        </table:table-row>
        <table:table-row table:style-name="ro1">
          <table:table-cell table:style-name="ce1" table:formula="of:=[$datosd_2.H17]" office:value-type="string" office:string-value="El Salto" calcext:value-type="string">
            <text:p>El Salto</text:p>
          </table:table-cell>
          <table:table-cell table:style-name="ce3" table:formula="of:=[$datosd_2.D17]" office:value-type="float" office:value="130097" calcext:value-type="float">
            <text:p>130.097</text:p>
          </table:table-cell>
          <table:table-cell table:style-name="ce3" table:formula="of:=[$datosd_2.C17]" office:value-type="float" office:value="51203" calcext:value-type="float">
            <text:p>51.203</text:p>
          </table:table-cell>
          <table:table-cell table:style-name="ce3" table:formula="of:=[$datosd_2.E17]" office:value-type="float" office:value="8312" calcext:value-type="float">
            <text:p>8.312</text:p>
          </table:table-cell>
          <table:table-cell table:style-name="ce3" table:formula="of:=[$datosd_2.F17]" office:value-type="float" office:value="2103" calcext:value-type="float">
            <text:p>2.103</text:p>
          </table:table-cell>
          <table:table-cell table:style-name="ce3" table:formula="of:=[$datosd_2.P17]" office:value-type="float" office:value="3508" calcext:value-type="float">
            <text:p>3.508</text:p>
          </table:table-cell>
          <table:table-cell table:formula="of:=YEAR([$datosd_2.I17])" office:value-type="float" office:value="2009" calcext:value-type="float">
            <text:p>2009</text:p>
          </table:table-cell>
          <table:table-cell table:formula="of:=[$rt.Q$2]" office:value-type="float" office:value="2683" calcext:value-type="float">
            <text:p>2683</text:p>
          </table:table-cell>
          <table:table-cell table:number-columns-repeated="1016"/>
        </table:table-row>
        <table:table-row table:style-name="ro1">
          <table:table-cell table:style-name="ce1" table:formula="of:=[$datosd_2.H18]" office:value-type="string" office:string-value="elnortedecastilla.es" calcext:value-type="string">
            <text:p>elnortedecastilla.es</text:p>
          </table:table-cell>
          <table:table-cell table:style-name="ce3" table:formula="of:=[$datosd_2.D18]" office:value-type="float" office:value="129385" calcext:value-type="float">
            <text:p>129.385</text:p>
          </table:table-cell>
          <table:table-cell table:style-name="ce3" table:formula="of:=[$datosd_2.C18]" office:value-type="float" office:value="80168" calcext:value-type="float">
            <text:p>80.168</text:p>
          </table:table-cell>
          <table:table-cell table:style-name="ce3" table:formula="of:=[$datosd_2.E18]" office:value-type="float" office:value="110" calcext:value-type="float">
            <text:p>110</text:p>
          </table:table-cell>
          <table:table-cell table:style-name="ce3" table:formula="of:=[$datosd_2.F18]" office:value-type="float" office:value="135" calcext:value-type="float">
            <text:p>135</text:p>
          </table:table-cell>
          <table:table-cell table:style-name="ce3" table:formula="of:=[$datosd_2.P18]" office:value-type="float" office:value="1359" calcext:value-type="float">
            <text:p>1.359</text:p>
          </table:table-cell>
          <table:table-cell table:formula="of:=YEAR([$datosd_2.I18])" office:value-type="float" office:value="2009" calcext:value-type="float">
            <text:p>2009</text:p>
          </table:table-cell>
          <table:table-cell table:formula="of:=[$rt.R$2]" office:value-type="float" office:value="353" calcext:value-type="float">
            <text:p>353</text:p>
          </table:table-cell>
          <table:table-cell table:number-columns-repeated="1016"/>
        </table:table-row>
        <table:table-row table:style-name="ro1">
          <table:table-cell table:style-name="ce1" table:formula="of:=[$datosd_2.H19]" office:value-type="string" office:string-value="El Diario Vasco" calcext:value-type="string">
            <text:p>El Diario Vasco</text:p>
          </table:table-cell>
          <table:table-cell table:style-name="ce3" table:formula="of:=[$datosd_2.D19]" office:value-type="float" office:value="76419" calcext:value-type="float">
            <text:p>76.419</text:p>
          </table:table-cell>
          <table:table-cell table:style-name="ce3" table:formula="of:=[$datosd_2.C19]" office:value-type="float" office:value="172357" calcext:value-type="float">
            <text:p>172.357</text:p>
          </table:table-cell>
          <table:table-cell table:style-name="ce3" table:formula="of:=[$datosd_2.E19]" office:value-type="float" office:value="598" calcext:value-type="float">
            <text:p>598</text:p>
          </table:table-cell>
          <table:table-cell table:style-name="ce3" table:formula="of:=[$datosd_2.F19]" office:value-type="float" office:value="882" calcext:value-type="float">
            <text:p>882</text:p>
          </table:table-cell>
          <table:table-cell table:style-name="ce3" table:formula="of:=[$datosd_2.P19]" office:value-type="float" office:value="1312" calcext:value-type="float">
            <text:p>1.312</text:p>
          </table:table-cell>
          <table:table-cell table:formula="of:=YEAR([$datosd_2.I19])" office:value-type="float" office:value="2008" calcext:value-type="float">
            <text:p>2008</text:p>
          </table:table-cell>
          <table:table-cell table:formula="of:=[$rt.S$2]" office:value-type="float" office:value="64" calcext:value-type="float">
            <text:p>64</text:p>
          </table:table-cell>
          <table:table-cell table:number-columns-repeated="1016"/>
        </table:table-row>
        <table:table-row table:style-name="ro1">
          <table:table-cell table:style-name="ce1" table:formula="of:=[$datosd_2.H20]" office:value-type="string" office:string-value="El Baúl de Kubrick" calcext:value-type="string">
            <text:p>El Baúl de Kubrick</text:p>
          </table:table-cell>
          <table:table-cell table:style-name="ce3" table:formula="of:=[$datosd_2.D20]" office:value-type="float" office:value="3356" calcext:value-type="float">
            <text:p>3.356</text:p>
          </table:table-cell>
          <table:table-cell table:style-name="ce3" table:formula="of:=[$datosd_2.C20]" office:value-type="float" office:value="9781" calcext:value-type="float">
            <text:p>9.781</text:p>
          </table:table-cell>
          <table:table-cell table:style-name="ce3" table:formula="of:=[$datosd_2.E20]" office:value-type="float" office:value="920" calcext:value-type="float">
            <text:p>920</text:p>
          </table:table-cell>
          <table:table-cell table:style-name="ce3" table:formula="of:=[$datosd_2.F20]" office:value-type="float" office:value="207" calcext:value-type="float">
            <text:p>207</text:p>
          </table:table-cell>
          <table:table-cell table:style-name="ce3" table:formula="of:=[$datosd_2.P20]" office:value-type="float" office:value="75" calcext:value-type="float">
            <text:p>75</text:p>
          </table:table-cell>
          <table:table-cell table:formula="of:=YEAR([$datosd_2.I20])" office:value-type="float" office:value="2014" calcext:value-type="float">
            <text:p>2014</text:p>
          </table:table-cell>
          <table:table-cell table:formula="of:=[$rt.T$2]"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style-name="ce1" table:formula="of:=[$datosd_2.H21]" office:value-type="string" office:string-value="EL PAÍS" calcext:value-type="string">
            <text:p>EL PAÍS</text:p>
          </table:table-cell>
          <table:table-cell table:style-name="ce3" table:formula="of:=[$datosd_2.D21]" office:value-type="float" office:value="6723371" calcext:value-type="float">
            <text:p>6.723.371</text:p>
          </table:table-cell>
          <table:table-cell table:style-name="ce3" table:formula="of:=[$datosd_2.C21]" office:value-type="float" office:value="442218" calcext:value-type="float">
            <text:p>442.218</text:p>
          </table:table-cell>
          <table:table-cell table:style-name="ce3" table:formula="of:=[$datosd_2.E21]" office:value-type="float" office:value="1470" calcext:value-type="float">
            <text:p>1.470</text:p>
          </table:table-cell>
          <table:table-cell table:style-name="ce3" table:formula="of:=[$datosd_2.F21]" office:value-type="float" office:value="776" calcext:value-type="float">
            <text:p>776</text:p>
          </table:table-cell>
          <table:table-cell table:style-name="ce3" table:formula="of:=[$datosd_2.P21]" office:value-type="float" office:value="55843" calcext:value-type="float">
            <text:p>55.843</text:p>
          </table:table-cell>
          <table:table-cell table:formula="of:=YEAR([$datosd_2.I21])" office:value-type="float" office:value="2007" calcext:value-type="float">
            <text:p>2007</text:p>
          </table:table-cell>
          <table:table-cell table:formula="of:=[$rt.U$2]" office:value-type="float" office:value="3279" calcext:value-type="float">
            <text:p>3279</text:p>
          </table:table-cell>
          <table:table-cell table:number-columns-repeated="1016"/>
        </table:table-row>
        <table:table-row table:style-name="ro1">
          <table:table-cell table:style-name="ce1" table:formula="of:=[$datosd_2.H22]" office:value-type="string" office:string-value="OKDIARIO" calcext:value-type="string">
            <text:p>OKDIARIO</text:p>
          </table:table-cell>
          <table:table-cell table:style-name="ce3" table:formula="of:=[$datosd_2.D22]" office:value-type="float" office:value="106488" calcext:value-type="float">
            <text:p>106.488</text:p>
          </table:table-cell>
          <table:table-cell table:style-name="ce3" table:formula="of:=[$datosd_2.C22]" office:value-type="float" office:value="107171" calcext:value-type="float">
            <text:p>107.171</text:p>
          </table:table-cell>
          <table:table-cell table:style-name="ce3" table:formula="of:=[$datosd_2.E22]" office:value-type="float" office:value="1569" calcext:value-type="float">
            <text:p>1.569</text:p>
          </table:table-cell>
          <table:table-cell table:style-name="ce3" table:formula="of:=[$datosd_2.F22]" office:value-type="float" office:value="332" calcext:value-type="float">
            <text:p>332</text:p>
          </table:table-cell>
          <table:table-cell table:style-name="ce3" table:formula="of:=[$datosd_2.P22]" office:value-type="float" office:value="1386" calcext:value-type="float">
            <text:p>1.386</text:p>
          </table:table-cell>
          <table:table-cell table:formula="of:=YEAR([$datosd_2.I22])" office:value-type="float" office:value="2015" calcext:value-type="float">
            <text:p>2015</text:p>
          </table:table-cell>
          <table:table-cell table:formula="of:=[$rt.V$2]" office:value-type="float" office:value="1753" calcext:value-type="float">
            <text:p>1753</text:p>
          </table:table-cell>
          <table:table-cell table:number-columns-repeated="1016"/>
        </table:table-row>
        <table:table-row table:style-name="ro1">
          <table:table-cell table:style-name="ce1" table:formula="of:=[$datosd_2.H23]" office:value-type="string" office:string-value="El Plural" calcext:value-type="string">
            <text:p>El Plural</text:p>
          </table:table-cell>
          <table:table-cell table:style-name="ce3" table:formula="of:=[$datosd_2.D23]" office:value-type="float" office:value="71839" calcext:value-type="float">
            <text:p>71.839</text:p>
          </table:table-cell>
          <table:table-cell table:style-name="ce3" table:formula="of:=[$datosd_2.C23]" office:value-type="float" office:value="91910" calcext:value-type="float">
            <text:p>91.910</text:p>
          </table:table-cell>
          <table:table-cell table:style-name="ce3" table:formula="of:=[$datosd_2.E23]" office:value-type="float" office:value="2366" calcext:value-type="float">
            <text:p>2.366</text:p>
          </table:table-cell>
          <table:table-cell table:style-name="ce3" table:formula="of:=[$datosd_2.F23]" office:value-type="float" office:value="1641" calcext:value-type="float">
            <text:p>1.641</text:p>
          </table:table-cell>
          <table:table-cell table:style-name="ce3" table:formula="of:=[$datosd_2.P23]" office:value-type="float" office:value="2009" calcext:value-type="float">
            <text:p>2.009</text:p>
          </table:table-cell>
          <table:table-cell table:formula="of:=YEAR([$datosd_2.I23])" office:value-type="float" office:value="2010" calcext:value-type="float">
            <text:p>2010</text:p>
          </table:table-cell>
          <table:table-cell table:formula="of:=[$rt.W$2]" office:value-type="float" office:value="391" calcext:value-type="float">
            <text:p>391</text:p>
          </table:table-cell>
          <table:table-cell table:number-columns-repeated="1016"/>
        </table:table-row>
        <table:table-row table:style-name="ro1">
          <table:table-cell table:style-name="ce1" table:formula="of:=[$datosd_2.H24]" office:value-type="string" office:string-value="La Marea" calcext:value-type="string">
            <text:p>La Marea</text:p>
          </table:table-cell>
          <table:table-cell table:style-name="ce3" table:formula="of:=[$datosd_2.D24]" office:value-type="float" office:value="190792" calcext:value-type="float">
            <text:p>190.792</text:p>
          </table:table-cell>
          <table:table-cell table:style-name="ce3" table:formula="of:=[$datosd_2.C24]" office:value-type="float" office:value="49400" calcext:value-type="float">
            <text:p>49.400</text:p>
          </table:table-cell>
          <table:table-cell table:style-name="ce3" table:formula="of:=[$datosd_2.E24]" office:value-type="float" office:value="14281" calcext:value-type="float">
            <text:p>14.281</text:p>
          </table:table-cell>
          <table:table-cell table:style-name="ce3" table:formula="of:=[$datosd_2.F24]" office:value-type="float" office:value="1536" calcext:value-type="float">
            <text:p>1.536</text:p>
          </table:table-cell>
          <table:table-cell table:style-name="ce3" table:formula="of:=[$datosd_2.P24]" office:value-type="float" office:value="3511" calcext:value-type="float">
            <text:p>3.511</text:p>
          </table:table-cell>
          <table:table-cell table:formula="of:=YEAR([$datosd_2.I24])" office:value-type="float" office:value="2012" calcext:value-type="float">
            <text:p>2012</text:p>
          </table:table-cell>
          <table:table-cell table:formula="of:=[$rt.X$2]" office:value-type="float" office:value="425" calcext:value-type="float">
            <text:p>425</text:p>
          </table:table-cell>
          <table:table-cell table:number-columns-repeated="1016"/>
        </table:table-row>
        <table:table-row table:style-name="ro1">
          <table:table-cell table:style-name="ce1" table:formula="of:=[$datosd_2.H25]" office:value-type="string" office:string-value="Vozpópuli" calcext:value-type="string">
            <text:p>Vozpópuli</text:p>
          </table:table-cell>
          <table:table-cell table:style-name="ce3" table:formula="of:=[$datosd_2.D25]" office:value-type="float" office:value="92528" calcext:value-type="float">
            <text:p>92.528</text:p>
          </table:table-cell>
          <table:table-cell table:style-name="ce3" table:formula="of:=[$datosd_2.C25]" office:value-type="float" office:value="229450" calcext:value-type="float">
            <text:p>229.450</text:p>
          </table:table-cell>
          <table:table-cell table:style-name="ce3" table:formula="of:=[$datosd_2.E25]" office:value-type="float" office:value="13666" calcext:value-type="float">
            <text:p>13.666</text:p>
          </table:table-cell>
          <table:table-cell table:style-name="ce3" table:formula="of:=[$datosd_2.F25]" office:value-type="float" office:value="1391" calcext:value-type="float">
            <text:p>1.391</text:p>
          </table:table-cell>
          <table:table-cell table:style-name="ce3" table:formula="of:=[$datosd_2.P25]" office:value-type="float" office:value="2700" calcext:value-type="float">
            <text:p>2.700</text:p>
          </table:table-cell>
          <table:table-cell table:formula="of:=YEAR([$datosd_2.I25])" office:value-type="float" office:value="2011" calcext:value-type="float">
            <text:p>2011</text:p>
          </table:table-cell>
          <table:table-cell table:formula="of:=[$rt.Y$2]" office:value-type="float" office:value="251" calcext:value-type="float">
            <text:p>251</text:p>
          </table:table-cell>
          <table:table-cell table:number-columns-repeated="1016"/>
        </table:table-row>
        <table:table-row table:style-name="ro1">
          <table:table-cell table:style-name="ce1" table:formula="of:=[$datosd_2.H26]" office:value-type="string" office:string-value="nuevatribuna.es #Igualdad" calcext:value-type="string">
            <text:p>nuevatribuna.es #Igualdad</text:p>
          </table:table-cell>
          <table:table-cell table:style-name="ce3" table:formula="of:=[$datosd_2.D26]" office:value-type="float" office:value="20106" calcext:value-type="float">
            <text:p>20.106</text:p>
          </table:table-cell>
          <table:table-cell table:style-name="ce3" table:formula="of:=[$datosd_2.C26]" office:value-type="float" office:value="184665" calcext:value-type="float">
            <text:p>184.665</text:p>
          </table:table-cell>
          <table:table-cell table:style-name="ce3" table:formula="of:=[$datosd_2.E26]" office:value-type="float" office:value="4119" calcext:value-type="float">
            <text:p>4.119</text:p>
          </table:table-cell>
          <table:table-cell table:style-name="ce3" table:formula="of:=[$datosd_2.F26]" office:value-type="float" office:value="4077" calcext:value-type="float">
            <text:p>4.077</text:p>
          </table:table-cell>
          <table:table-cell table:style-name="ce3" table:formula="of:=[$datosd_2.P26]" office:value-type="float" office:value="883" calcext:value-type="float">
            <text:p>883</text:p>
          </table:table-cell>
          <table:table-cell table:formula="of:=YEAR([$datosd_2.I26])" office:value-type="float" office:value="2009" calcext:value-type="float">
            <text:p>2009</text:p>
          </table:table-cell>
          <table:table-cell table:formula="of:=[$rt.Z$2]" office:value-type="float" office:value="38" calcext:value-type="float">
            <text:p>38</text:p>
          </table:table-cell>
          <table:table-cell table:number-columns-repeated="1016"/>
        </table:table-row>
        <table:table-row table:style-name="ro2">
          <table:table-cell table:style-name="ce1" table:formula="of:=[$datosd_2.H27]" office:value-type="string" office:string-value="prnoticias" calcext:value-type="string">
            <text:p>prnoticias</text:p>
          </table:table-cell>
          <table:table-cell table:style-name="ce3" table:formula="of:=[$datosd_2.D27]" office:value-type="float" office:value="78126" calcext:value-type="float">
            <text:p>78.126</text:p>
          </table:table-cell>
          <table:table-cell table:style-name="ce3" table:formula="of:=[$datosd_2.C27]" office:value-type="float" office:value="146968" calcext:value-type="float">
            <text:p>146.968</text:p>
          </table:table-cell>
          <table:table-cell table:style-name="ce3" table:formula="of:=[$datosd_2.E27]" office:value-type="float" office:value="5689" calcext:value-type="float">
            <text:p>5.689</text:p>
          </table:table-cell>
          <table:table-cell table:style-name="ce3" table:formula="of:=[$datosd_2.F27]" office:value-type="float" office:value="1705" calcext:value-type="float">
            <text:p>1.705</text:p>
          </table:table-cell>
          <table:table-cell table:style-name="ce3" table:formula="of:=[$datosd_2.P27]" office:value-type="float" office:value="4011" calcext:value-type="float">
            <text:p>4.011</text:p>
          </table:table-cell>
          <table:table-cell table:formula="of:=YEAR([$datosd_2.I27])" office:value-type="float" office:value="2009" calcext:value-type="float">
            <text:p>2009</text:p>
          </table:table-cell>
          <table:table-cell table:formula="of:=[$rt.AA$2]" office:value-type="float" office:value="54" calcext:value-type="float">
            <text:p>54</text:p>
          </table:table-cell>
          <table:table-cell table:number-columns-repeated="101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Principal.$A$1" table:cell-range-address="$Principal.$A$1:.$G$23"/>
        </table:named-expressions>
      </table:table>
      <table:table table:name="Ratios" table:style-name="ta2">
        <office:forms form:automatic-focus="false" form:apply-design-mode="false"/>
        <table:shapes>
          <draw:frame draw:z-index="0" draw:name="Chart 7" draw:style-name="gr1" draw:text-style-name="P1" svg:width="201.98mm" svg:height="89.97mm" svg:x="0.82mm" svg:y="158.04mm">
            <draw:object draw:notify-on-update-of-ranges="Ratios.A2:Ratios.A27 Ratios.B1:Ratios.B1 Ratios.B2:Ratios.B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name="Chart 8" draw:style-name="gr1" draw:text-style-name="P1" svg:width="203.61mm" svg:height="89.97mm" svg:x="0.29mm" svg:y="252.99mm">
            <draw:object draw:notify-on-update-of-ranges="Ratios.A2:Ratios.A27 Ratios.C1:Ratios.C1 Ratios.C2:Ratios.C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ce2"/>
        <table:table-column table:style-name="co9" table:default-cell-style-name="ce2"/>
        <table:table-column table:style-name="co10" table:default-cell-style-name="ce3"/>
        <table:table-column table:style-name="co3" table:default-cell-style-name="ce2"/>
        <table:table-column table:style-name="co11" table:default-cell-style-name="ce8"/>
        <table:table-column table:style-name="co12" table:default-cell-style-name="ce2"/>
        <table:table-column table:style-name="co3" table:number-columns-repeated="251" table:default-cell-style-name="ce2"/>
        <table:table-column table:style-name="co3" table:number-columns-repeated="767" table:default-cell-style-name="Default"/>
        <table:table-row table:style-name="ro2">
          <table:table-cell table:style-name="ce13" office:value-type="string" calcext:value-type="string">
            <text:p>Medio</text:p>
          </table:table-cell>
          <table:table-cell table:style-name="ce13" office:value-type="string" calcext:value-type="string">
            <text:p>Likes/twits</text:p>
          </table:table-cell>
          <table:table-cell table:style-name="ce17" office:value-type="string" calcext:value-type="string">
            <text:p>Twits por año</text:p>
          </table:table-cell>
          <table:table-cell table:style-name="ce13" office:value-type="string" calcext:value-type="string">
            <text:p>Twits diarios</text:p>
          </table:table-cell>
          <table:table-cell table:style-name="ce18" office:value-type="string" calcext:value-type="string">
            <text:p>Twits por hora</text:p>
          </table:table-cell>
          <table:table-cell table:style-name="ce13" office:value-type="string" calcext:value-type="string">
            <text:p>Ratio likes/twits</text:p>
          </table:table-cell>
          <table:table-cell table:number-columns-repeated="1018"/>
        </table:table-row>
        <table:table-row table:style-name="ro1">
          <table:table-cell table:formula="of:=[$datosd_2.H12]" office:value-type="string" office:string-value="El Periódico" calcext:value-type="string">
            <text:p>El Periódico</text:p>
          </table:table-cell>
          <table:table-cell table:style-name="ce5" table:formula="of:=[$datosd_2.E12]*100/[$datosd_2.C12]" office:value-type="float" office:value="0.0671153653592702" calcext:value-type="float">
            <text:p>0,07</text:p>
          </table:table-cell>
          <table:table-cell table:formula="of:=[$datosd_2.C12]/(YEAR(TODAY())-YEAR([$datosd_2.I12]))" office:value-type="float" office:value="46189.125" calcext:value-type="float">
            <text:p>46.189</text:p>
          </table:table-cell>
          <table:table-cell table:style-name="ce3" table:formula="of:=+[.C2]/365" office:value-type="float" office:value="126.545547945206" calcext:value-type="float">
            <text:p>127</text:p>
          </table:table-cell>
          <table:table-cell table:formula="of:=[.D2]/24" office:value-type="float" office:value="5.27273116438356" calcext:value-type="float">
            <text:p>5,3</text:p>
          </table:table-cell>
          <table:table-cell table:style-name="ce9" table:formula="of:=[.B2]*100/[.C2]" office:value-type="float" office:value="0.000145305557009946" calcext:value-type="float">
            <text:p>0,0001</text:p>
          </table:table-cell>
          <table:table-cell table:number-columns-repeated="1018"/>
        </table:table-row>
        <table:table-row table:style-name="ro1">
          <table:table-cell table:formula="of:=[$datosd_2.H8]" office:value-type="string" office:string-value="La Vanguardia" calcext:value-type="string">
            <text:p>La Vanguardia</text:p>
          </table:table-cell>
          <table:table-cell table:style-name="ce5" table:formula="of:=[$datosd_2.E8]*100/[$datosd_2.C8]" office:value-type="float" office:value="0.0857421051866707" calcext:value-type="float">
            <text:p>0,09</text:p>
          </table:table-cell>
          <table:table-cell table:formula="of:=[$datosd_2.C8]/(YEAR(TODAY())-YEAR([$datosd_2.I8]))" office:value-type="float" office:value="45874" calcext:value-type="float">
            <text:p>45.874</text:p>
          </table:table-cell>
          <table:table-cell table:style-name="ce3" table:formula="of:=+[.C3]/365" office:value-type="float" office:value="125.682191780822" calcext:value-type="float">
            <text:p>126</text:p>
          </table:table-cell>
          <table:table-cell table:formula="of:=[.D3]/24" office:value-type="float" office:value="5.23675799086758" calcext:value-type="float">
            <text:p>5,2</text:p>
          </table:table-cell>
          <table:table-cell table:style-name="ce9" table:formula="of:=[.B3]*100/[.C3]" office:value-type="float" office:value="0.000186907845809545" calcext:value-type="float">
            <text:p>0,0002</text:p>
          </table:table-cell>
          <table:table-cell table:number-columns-repeated="1018"/>
        </table:table-row>
        <table:table-row table:style-name="ro1">
          <table:table-cell table:formula="of:=[$datosd_2.H3]" office:value-type="string" office:string-value="CTXT" calcext:value-type="string">
            <text:p>CTXT</text:p>
          </table:table-cell>
          <table:table-cell table:style-name="ce5" table:formula="of:=[$datosd_2.E3]*100/[$datosd_2.C3]" office:value-type="float" office:value="35.4891375591386" calcext:value-type="float">
            <text:p>35,49</text:p>
          </table:table-cell>
          <table:table-cell table:formula="of:=[$datosd_2.C3]/(YEAR(TODAY())-YEAR([$datosd_2.I3]))" office:value-type="float" office:value="41956.5" calcext:value-type="float">
            <text:p>41.957</text:p>
          </table:table-cell>
          <table:table-cell table:style-name="ce3" table:formula="of:=+[.C4]/365" office:value-type="float" office:value="114.949315068493" calcext:value-type="float">
            <text:p>115</text:p>
          </table:table-cell>
          <table:table-cell table:formula="of:=[.D4]/24" office:value-type="float" office:value="4.78955479452055" calcext:value-type="float">
            <text:p>4,8</text:p>
          </table:table-cell>
          <table:table-cell table:style-name="ce9" table:formula="of:=[.B4]*100/[.C4]" office:value-type="float" office:value="0.0845855530350211" calcext:value-type="float">
            <text:p>0,0846</text:p>
          </table:table-cell>
          <table:table-cell table:number-columns-repeated="1018"/>
        </table:table-row>
        <table:table-row table:style-name="ro1">
          <table:table-cell table:formula="of:=[$datosd_2.H21]" office:value-type="string" office:string-value="EL PAÍS" calcext:value-type="string">
            <text:p>EL PAÍS</text:p>
          </table:table-cell>
          <table:table-cell table:style-name="ce5" table:formula="of:=[$datosd_2.E21]*100/[$datosd_2.C21]" office:value-type="float" office:value="0.332415234115301" calcext:value-type="float">
            <text:p>0,33</text:p>
          </table:table-cell>
          <table:table-cell table:formula="of:=[$datosd_2.C21]/(YEAR(TODAY())-YEAR([$datosd_2.I21]))" office:value-type="float" office:value="40201.6363636364" calcext:value-type="float">
            <text:p>40.202</text:p>
          </table:table-cell>
          <table:table-cell table:style-name="ce3" table:formula="of:=+[.C5]/365" office:value-type="float" office:value="110.141469489415" calcext:value-type="float">
            <text:p>110</text:p>
          </table:table-cell>
          <table:table-cell table:formula="of:=[.D5]/24" office:value-type="float" office:value="4.58922789539228" calcext:value-type="float">
            <text:p>4,6</text:p>
          </table:table-cell>
          <table:table-cell table:style-name="ce9" table:formula="of:=[.B5]*100/[.C5]" office:value-type="float" office:value="0.000826869909245736" calcext:value-type="float">
            <text:p>0,0008</text:p>
          </table:table-cell>
          <table:table-cell table:number-columns-repeated="1018"/>
        </table:table-row>
        <table:table-row table:style-name="ro1">
          <table:table-cell table:formula="of:=[$datosd_2.H4]" office:value-type="string" office:string-value="El Español" calcext:value-type="string">
            <text:p>El Español</text:p>
          </table:table-cell>
          <table:table-cell table:style-name="ce5" table:formula="of:=[$datosd_2.E4]*100/[$datosd_2.C4]" office:value-type="float" office:value="9.16942433078864" calcext:value-type="float">
            <text:p>9,17</text:p>
          </table:table-cell>
          <table:table-cell table:formula="of:=[$datosd_2.C4]/(YEAR(TODAY())-YEAR([$datosd_2.I4]))" office:value-type="float" office:value="38151.25" calcext:value-type="float">
            <text:p>38.151</text:p>
          </table:table-cell>
          <table:table-cell table:style-name="ce3" table:formula="of:=+[.C6]/365" office:value-type="float" office:value="104.52397260274" calcext:value-type="float">
            <text:p>105</text:p>
          </table:table-cell>
          <table:table-cell table:formula="of:=[.D6]/24" office:value-type="float" office:value="4.35516552511416" calcext:value-type="float">
            <text:p>4,4</text:p>
          </table:table-cell>
          <table:table-cell table:style-name="ce9" table:formula="of:=[.B6]*100/[.C6]" office:value-type="float" office:value="0.024034400788411" calcext:value-type="float">
            <text:p>0,0240</text:p>
          </table:table-cell>
          <table:table-cell table:number-columns-repeated="1018"/>
        </table:table-row>
        <table:table-row table:style-name="ro1">
          <table:table-cell table:formula="of:=[$datosd_2.H22]" office:value-type="string" office:string-value="OKDIARIO" calcext:value-type="string">
            <text:p>OKDIARIO</text:p>
          </table:table-cell>
          <table:table-cell table:style-name="ce5" table:formula="of:=[$datosd_2.E22]*100/[$datosd_2.C22]" office:value-type="float" office:value="1.46401545194129" calcext:value-type="float">
            <text:p>1,46</text:p>
          </table:table-cell>
          <table:table-cell table:formula="of:=[$datosd_2.C22]/(YEAR(TODAY())-YEAR([$datosd_2.I22]))" office:value-type="float" office:value="35723.6666666667" calcext:value-type="float">
            <text:p>35.724</text:p>
          </table:table-cell>
          <table:table-cell table:style-name="ce3" table:formula="of:=+[.C7]/365" office:value-type="float" office:value="97.8730593607306" calcext:value-type="float">
            <text:p>98</text:p>
          </table:table-cell>
          <table:table-cell table:formula="of:=[.D7]/24" office:value-type="float" office:value="4.07804414003044" calcext:value-type="float">
            <text:p>4,1</text:p>
          </table:table-cell>
          <table:table-cell table:style-name="ce9" table:formula="of:=[.B7]*100/[.C7]" office:value-type="float" office:value="0.00409816681361924" calcext:value-type="float">
            <text:p>0,0041</text:p>
          </table:table-cell>
          <table:table-cell table:number-columns-repeated="1018"/>
        </table:table-row>
        <table:table-row table:style-name="ro1">
          <table:table-cell table:formula="of:=[$datosd_2.H5]" office:value-type="string" office:string-value="ABC.es" calcext:value-type="string">
            <text:p>ABC.es</text:p>
          </table:table-cell>
          <table:table-cell table:style-name="ce5" table:formula="of:=[$datosd_2.E5]*100/[$datosd_2.C5]" office:value-type="float" office:value="0.0632792051109144" calcext:value-type="float">
            <text:p>0,06</text:p>
          </table:table-cell>
          <table:table-cell table:formula="of:=[$datosd_2.C5]/(YEAR(TODAY())-YEAR([$datosd_2.I5]))" office:value-type="float" office:value="34766.5555555556" calcext:value-type="float">
            <text:p>34.767</text:p>
          </table:table-cell>
          <table:table-cell table:style-name="ce3" table:formula="of:=+[.C8]/365" office:value-type="float" office:value="95.2508371385084" calcext:value-type="float">
            <text:p>95</text:p>
          </table:table-cell>
          <table:table-cell table:formula="of:=[.D8]/24" office:value-type="float" office:value="3.96878488077118" calcext:value-type="float">
            <text:p>4,0</text:p>
          </table:table-cell>
          <table:table-cell table:style-name="ce9" table:formula="of:=[.B8]*100/[.C8]" office:value-type="float" office:value="0.00018201171815769" calcext:value-type="float">
            <text:p>0,0002</text:p>
          </table:table-cell>
          <table:table-cell table:number-columns-repeated="1018"/>
        </table:table-row>
        <table:table-row table:style-name="ro1">
          <table:table-cell table:formula="of:=[$datosd_2.H25]" office:value-type="string" office:string-value="Vozpópuli" calcext:value-type="string">
            <text:p>Vozpópuli</text:p>
          </table:table-cell>
          <table:table-cell table:style-name="ce5" table:formula="of:=[$datosd_2.E25]*100/[$datosd_2.C25]" office:value-type="float" office:value="5.95598169535847" calcext:value-type="float">
            <text:p>5,96</text:p>
          </table:table-cell>
          <table:table-cell table:formula="of:=[$datosd_2.C25]/(YEAR(TODAY())-YEAR([$datosd_2.I25]))" office:value-type="float" office:value="32778.5714285714" calcext:value-type="float">
            <text:p>32.779</text:p>
          </table:table-cell>
          <table:table-cell table:style-name="ce3" table:formula="of:=+[.C9]/365" office:value-type="float" office:value="89.8043052837573" calcext:value-type="float">
            <text:p>90</text:p>
          </table:table-cell>
          <table:table-cell table:formula="of:=[.D9]/24" office:value-type="float" office:value="3.74184605348989" calcext:value-type="float">
            <text:p>3,7</text:p>
          </table:table-cell>
          <table:table-cell table:style-name="ce9" table:formula="of:=[.B9]*100/[.C9]" office:value-type="float" office:value="0.0181703516528696" calcext:value-type="float">
            <text:p>0,0182</text:p>
          </table:table-cell>
          <table:table-cell table:number-columns-repeated="1018"/>
        </table:table-row>
        <table:table-row table:style-name="ro1">
          <table:table-cell table:formula="of:=[$datosd_2.H10]" office:value-type="string" office:string-value="Público" calcext:value-type="string">
            <text:p>Público</text:p>
          </table:table-cell>
          <table:table-cell table:style-name="ce5" table:formula="of:=[$datosd_2.E10]*100/[$datosd_2.C10]" office:value-type="float" office:value="0.18824707660636" calcext:value-type="float">
            <text:p>0,19</text:p>
          </table:table-cell>
          <table:table-cell table:formula="of:=[$datosd_2.C10]/(YEAR(TODAY())-YEAR([$datosd_2.I10]))" office:value-type="float" office:value="32351.1" calcext:value-type="float">
            <text:p>32.351</text:p>
          </table:table-cell>
          <table:table-cell table:style-name="ce3" table:formula="of:=+[.C10]/365" office:value-type="float" office:value="88.6331506849315" calcext:value-type="float">
            <text:p>89</text:p>
          </table:table-cell>
          <table:table-cell table:formula="of:=[.D10]/24" office:value-type="float" office:value="3.69304794520548" calcext:value-type="float">
            <text:p>3,7</text:p>
          </table:table-cell>
          <table:table-cell table:style-name="ce9" table:formula="of:=[.B10]*100/[.C10]" office:value-type="float" office:value="0.000581887715120536" calcext:value-type="float">
            <text:p>0,0006</text:p>
          </table:table-cell>
          <table:table-cell table:number-columns-repeated="1018"/>
        </table:table-row>
        <table:table-row table:style-name="ro1">
          <table:table-cell table:formula="of:=[$datosd_2.H7]" office:value-type="string" office:string-value="La Razón" calcext:value-type="string">
            <text:p>La Razón</text:p>
          </table:table-cell>
          <table:table-cell table:style-name="ce5" table:formula="of:=[$datosd_2.E7]*100/[$datosd_2.C7]" office:value-type="float" office:value="8.67210541747874" calcext:value-type="float">
            <text:p>8,67</text:p>
          </table:table-cell>
          <table:table-cell table:formula="of:=[$datosd_2.C7]/(YEAR(TODAY())-YEAR([$datosd_2.I7]))" office:value-type="float" office:value="28989.5" calcext:value-type="float">
            <text:p>28.990</text:p>
          </table:table-cell>
          <table:table-cell table:style-name="ce3" table:formula="of:=+[.C11]/365" office:value-type="float" office:value="79.4232876712329" calcext:value-type="float">
            <text:p>79</text:p>
          </table:table-cell>
          <table:table-cell table:formula="of:=[.D11]/24" office:value-type="float" office:value="3.30930365296804" calcext:value-type="float">
            <text:p>3,3</text:p>
          </table:table-cell>
          <table:table-cell table:style-name="ce9" table:formula="of:=[.B11]*100/[.C11]" office:value-type="float" office:value="0.0299146429482355" calcext:value-type="float">
            <text:p>0,0299</text:p>
          </table:table-cell>
          <table:table-cell table:number-columns-repeated="1018"/>
        </table:table-row>
        <table:table-row table:style-name="ro1">
          <table:table-cell table:formula="of:=[$datosd_2.H6]" office:value-type="string" office:string-value="20minutos.es" calcext:value-type="string">
            <text:p>20minutos.es</text:p>
          </table:table-cell>
          <table:table-cell table:style-name="ce5" table:formula="of:=[$datosd_2.E6]*100/[$datosd_2.C6]" office:value-type="float" office:value="0.980817104652456" calcext:value-type="float">
            <text:p>0,98</text:p>
          </table:table-cell>
          <table:table-cell table:formula="of:=[$datosd_2.C6]/(YEAR(TODAY())-YEAR([$datosd_2.I6]))" office:value-type="float" office:value="28966.7777777778" calcext:value-type="float">
            <text:p>28.967</text:p>
          </table:table-cell>
          <table:table-cell table:style-name="ce3" table:formula="of:=+[.C12]/365" office:value-type="float" office:value="79.3610350076104" calcext:value-type="float">
            <text:p>79</text:p>
          </table:table-cell>
          <table:table-cell table:formula="of:=[.D12]/24" office:value-type="float" office:value="3.30670979198376" calcext:value-type="float">
            <text:p>3,3</text:p>
          </table:table-cell>
          <table:table-cell table:style-name="ce9" table:formula="of:=[.B12]*100/[.C12]" office:value-type="float" office:value="0.00338600693586603" calcext:value-type="float">
            <text:p>0,0034</text:p>
          </table:table-cell>
          <table:table-cell table:number-columns-repeated="1018"/>
        </table:table-row>
        <table:table-row table:style-name="ro1">
          <table:table-cell table:formula="of:=[$datosd_2.H9]" office:value-type="string" office:string-value="eldiario.es" calcext:value-type="string">
            <text:p>eldiario.es</text:p>
          </table:table-cell>
          <table:table-cell table:style-name="ce5" table:formula="of:=[$datosd_2.E9]*100/[$datosd_2.C9]" office:value-type="float" office:value="0.117032247598521" calcext:value-type="float">
            <text:p>0,12</text:p>
          </table:table-cell>
          <table:table-cell table:formula="of:=[$datosd_2.C9]/(YEAR(TODAY())-YEAR([$datosd_2.I9]))" office:value-type="float" office:value="28767" calcext:value-type="float">
            <text:p>28.767</text:p>
          </table:table-cell>
          <table:table-cell table:style-name="ce3" table:formula="of:=+[.C13]/365" office:value-type="float" office:value="78.813698630137" calcext:value-type="float">
            <text:p>79</text:p>
          </table:table-cell>
          <table:table-cell table:formula="of:=[.D13]/24" office:value-type="float" office:value="3.28390410958904" calcext:value-type="float">
            <text:p>3,3</text:p>
          </table:table-cell>
          <table:table-cell table:style-name="ce9" table:formula="of:=[.B13]*100/[.C13]" office:value-type="float" office:value="0.000406828128058266" calcext:value-type="float">
            <text:p>0,0004</text:p>
          </table:table-cell>
          <table:table-cell table:number-columns-repeated="1018"/>
        </table:table-row>
        <table:table-row table:style-name="ro1">
          <table:table-cell table:formula="of:=[$datosd_2.H13]" office:value-type="string" office:string-value="La Voz de Galicia" calcext:value-type="string">
            <text:p>La Voz de Galicia</text:p>
          </table:table-cell>
          <table:table-cell table:style-name="ce5" table:formula="of:=[$datosd_2.E13]*100/[$datosd_2.C13]" office:value-type="float" office:value="0.0176209002425192" calcext:value-type="float">
            <text:p>0,02</text:p>
          </table:table-cell>
          <table:table-cell table:formula="of:=[$datosd_2.C13]/(YEAR(TODAY())-YEAR([$datosd_2.I13]))" office:value-type="float" office:value="23961.4444444444" calcext:value-type="float">
            <text:p>23.961</text:p>
          </table:table-cell>
          <table:table-cell table:style-name="ce3" table:formula="of:=+[.C14]/365" office:value-type="float" office:value="65.6477929984779" calcext:value-type="float">
            <text:p>66</text:p>
          </table:table-cell>
          <table:table-cell table:formula="of:=[.D14]/24" office:value-type="float" office:value="2.73532470826991" calcext:value-type="float">
            <text:p>2,7</text:p>
          </table:table-cell>
          <table:table-cell table:style-name="ce9" table:formula="of:=[.B14]*100/[.C14]" office:value-type="float" office:value="0.0000735385560055613" calcext:value-type="float">
            <text:p>0,0001</text:p>
          </table:table-cell>
          <table:table-cell table:number-columns-repeated="1018"/>
        </table:table-row>
        <table:table-row table:style-name="ro1">
          <table:table-cell table:formula="of:=[$datosd_2.H2]" office:value-type="string" office:string-value="EL MUNDO" calcext:value-type="string">
            <text:p>EL MUNDO</text:p>
          </table:table-cell>
          <table:table-cell table:style-name="ce5" table:formula="of:=[$datosd_2.E2]*100/[$datosd_2.C2]" office:value-type="float" office:value="1.31270805914686" calcext:value-type="float">
            <text:p>1,31</text:p>
          </table:table-cell>
          <table:table-cell table:formula="of:=[$datosd_2.C2]/(YEAR(TODAY())-YEAR([$datosd_2.I2]))" office:value-type="float" office:value="20667.2" calcext:value-type="float">
            <text:p>20.667</text:p>
          </table:table-cell>
          <table:table-cell table:style-name="ce3" table:formula="of:=+[.C15]/365" office:value-type="float" office:value="56.6224657534247" calcext:value-type="float">
            <text:p>57</text:p>
          </table:table-cell>
          <table:table-cell table:formula="of:=[.D15]/24" office:value-type="float" office:value="2.35926940639269" calcext:value-type="float">
            <text:p>2,4</text:p>
          </table:table-cell>
          <table:table-cell table:style-name="ce9" table:formula="of:=[.B15]*100/[.C15]" office:value-type="float" office:value="0.00635164927589059" calcext:value-type="float">
            <text:p>0,0064</text:p>
          </table:table-cell>
          <table:table-cell table:number-columns-repeated="1018"/>
        </table:table-row>
        <table:table-row table:style-name="ro1">
          <table:table-cell table:formula="of:=[$datosd_2.H26]" office:value-type="string" office:string-value="nuevatribuna.es #Igualdad" calcext:value-type="string">
            <text:p>nuevatribuna.es #Igualdad</text:p>
          </table:table-cell>
          <table:table-cell table:style-name="ce5" table:formula="of:=[$datosd_2.E26]*100/[$datosd_2.C26]" office:value-type="float" office:value="2.23052554625944" calcext:value-type="float">
            <text:p>2,23</text:p>
          </table:table-cell>
          <table:table-cell table:formula="of:=[$datosd_2.C26]/(YEAR(TODAY())-YEAR([$datosd_2.I26]))" office:value-type="float" office:value="20518.3333333333" calcext:value-type="float">
            <text:p>20.518</text:p>
          </table:table-cell>
          <table:table-cell table:style-name="ce3" table:formula="of:=+[.C16]/365" office:value-type="float" office:value="56.2146118721461" calcext:value-type="float">
            <text:p>56</text:p>
          </table:table-cell>
          <table:table-cell table:formula="of:=[.D16]/24" office:value-type="float" office:value="2.34227549467275" calcext:value-type="float">
            <text:p>2,3</text:p>
          </table:table-cell>
          <table:table-cell table:style-name="ce9" table:formula="of:=[.B16]*100/[.C16]" office:value-type="float" office:value="0.0108708904861966" calcext:value-type="float">
            <text:p>0,0109</text:p>
          </table:table-cell>
          <table:table-cell table:number-columns-repeated="1018"/>
        </table:table-row>
        <table:table-row table:style-name="ro1">
          <table:table-cell table:formula="of:=[$datosd_2.H14]" office:value-type="string" office:string-value="infoLibre" calcext:value-type="string">
            <text:p>infoLibre</text:p>
          </table:table-cell>
          <table:table-cell table:style-name="ce5" table:formula="of:=[$datosd_2.E14]*100/[$datosd_2.C14]" office:value-type="float" office:value="0.092402106070644" calcext:value-type="float">
            <text:p>0,09</text:p>
          </table:table-cell>
          <table:table-cell table:formula="of:=[$datosd_2.C14]/(YEAR(TODAY())-YEAR([$datosd_2.I14]))" office:value-type="float" office:value="19119.3333333333" calcext:value-type="float">
            <text:p>19.119</text:p>
          </table:table-cell>
          <table:table-cell table:style-name="ce3" table:formula="of:=+[.C17]/365" office:value-type="float" office:value="52.3817351598173" calcext:value-type="float">
            <text:p>52</text:p>
          </table:table-cell>
          <table:table-cell table:formula="of:=[.D17]/24" office:value-type="float" office:value="2.18257229832572" calcext:value-type="float">
            <text:p>2,2</text:p>
          </table:table-cell>
          <table:table-cell table:style-name="ce9" table:formula="of:=[.B17]*100/[.C17]" office:value-type="float" office:value="0.000483291464507012" calcext:value-type="float">
            <text:p>0,0005</text:p>
          </table:table-cell>
          <table:table-cell table:number-columns-repeated="1018"/>
        </table:table-row>
        <table:table-row table:style-name="ro1">
          <table:table-cell table:formula="of:=[$datosd_2.H11]" office:value-type="string" office:string-value="El Confidencial" calcext:value-type="string">
            <text:p>El Confidencial</text:p>
          </table:table-cell>
          <table:table-cell table:style-name="ce5" table:formula="of:=[$datosd_2.E11]*100/[$datosd_2.C11]" office:value-type="float" office:value="0" calcext:value-type="float">
            <text:p>0,00</text:p>
          </table:table-cell>
          <table:table-cell table:formula="of:=[$datosd_2.C11]/(YEAR(TODAY())-YEAR([$datosd_2.I11]))" office:value-type="float" office:value="18205.7" calcext:value-type="float">
            <text:p>18.206</text:p>
          </table:table-cell>
          <table:table-cell table:style-name="ce3" table:formula="of:=+[.C18]/365" office:value-type="float" office:value="49.8786301369863" calcext:value-type="float">
            <text:p>50</text:p>
          </table:table-cell>
          <table:table-cell table:formula="of:=[.D18]/24" office:value-type="float" office:value="2.07827625570776" calcext:value-type="float">
            <text:p>2,1</text:p>
          </table:table-cell>
          <table:table-cell table:style-name="ce9" table:formula="of:=[.B18]*100/[.C18]" office:value-type="float" office:value="0" calcext:value-type="float">
            <text:p>0,0000</text:p>
          </table:table-cell>
          <table:table-cell table:number-columns-repeated="1018"/>
        </table:table-row>
        <table:table-row table:style-name="ro1">
          <table:table-cell table:formula="of:=[$datosd_2.H19]" office:value-type="string" office:string-value="El Diario Vasco" calcext:value-type="string">
            <text:p>El Diario Vasco</text:p>
          </table:table-cell>
          <table:table-cell table:style-name="ce5" table:formula="of:=[$datosd_2.E19]*100/[$datosd_2.C19]" office:value-type="float" office:value="0.346954286742053" calcext:value-type="float">
            <text:p>0,35</text:p>
          </table:table-cell>
          <table:table-cell table:formula="of:=[$datosd_2.C19]/(YEAR(TODAY())-YEAR([$datosd_2.I19]))" office:value-type="float" office:value="17235.7" calcext:value-type="float">
            <text:p>17.236</text:p>
          </table:table-cell>
          <table:table-cell table:style-name="ce3" table:formula="of:=+[.C19]/365" office:value-type="float" office:value="47.221095890411" calcext:value-type="float">
            <text:p>47</text:p>
          </table:table-cell>
          <table:table-cell table:formula="of:=[.D19]/24" office:value-type="float" office:value="1.96754566210046" calcext:value-type="float">
            <text:p>2,0</text:p>
          </table:table-cell>
          <table:table-cell table:style-name="ce9" table:formula="of:=[.B19]*100/[.C19]" office:value-type="float" office:value="0.00201299794462687" calcext:value-type="float">
            <text:p>0,0020</text:p>
          </table:table-cell>
          <table:table-cell table:number-columns-repeated="1018"/>
        </table:table-row>
        <table:table-row table:style-name="ro1">
          <table:table-cell table:formula="of:=[$datosd_2.H27]" office:value-type="string" office:string-value="prnoticias" calcext:value-type="string">
            <text:p>prnoticias</text:p>
          </table:table-cell>
          <table:table-cell table:style-name="ce5" table:formula="of:=[$datosd_2.E21]*100/[$datosd_2.C21]" office:value-type="float" office:value="0.332415234115301" calcext:value-type="float">
            <text:p>0,33</text:p>
          </table:table-cell>
          <table:table-cell table:formula="of:=[$datosd_2.C27]/(YEAR(TODAY())-YEAR([$datosd_2.I27]))" office:value-type="float" office:value="16329.7777777778" calcext:value-type="float">
            <text:p>16.330</text:p>
          </table:table-cell>
          <table:table-cell table:style-name="ce3" table:formula="of:=+[.C20]/365" office:value-type="float" office:value="44.7391171993912" calcext:value-type="float">
            <text:p>45</text:p>
          </table:table-cell>
          <table:table-cell table:formula="of:=[.D20]/24" office:value-type="float" office:value="1.86412988330797" calcext:value-type="float">
            <text:p>1,9</text:p>
          </table:table-cell>
          <table:table-cell table:style-name="ce9" table:formula="of:=[.B20]*100/[.C20]" office:value-type="float" office:value="0.00203563844308809" calcext:value-type="float">
            <text:p>0,0020</text:p>
          </table:table-cell>
          <table:table-cell table:number-columns-repeated="1018"/>
        </table:table-row>
        <table:table-row table:style-name="ro1">
          <table:table-cell table:formula="of:=[$datosd_2.H15]" office:value-type="string" office:string-value="La Nueva España" calcext:value-type="string">
            <text:p>La Nueva España</text:p>
          </table:table-cell>
          <table:table-cell table:style-name="ce5" table:formula="of:=[$datosd_2.E15]*100/[$datosd_2.C15]" office:value-type="float" office:value="0.0129046827867662" calcext:value-type="float">
            <text:p>0,01</text:p>
          </table:table-cell>
          <table:table-cell table:formula="of:=[$datosd_2.C15]/(YEAR(TODAY())-YEAR([$datosd_2.I15]))" office:value-type="float" office:value="13776.2222222222" calcext:value-type="float">
            <text:p>13.776</text:p>
          </table:table-cell>
          <table:table-cell table:style-name="ce3" table:formula="of:=+[.C21]/365" office:value-type="float" office:value="37.7430745814307" calcext:value-type="float">
            <text:p>38</text:p>
          </table:table-cell>
          <table:table-cell table:formula="of:=[.D21]/24" office:value-type="float" office:value="1.57262810755961" calcext:value-type="float">
            <text:p>1,6</text:p>
          </table:table-cell>
          <table:table-cell table:style-name="ce9" table:formula="of:=[.B21]*100/[.C21]" office:value-type="float" office:value="0.0000936735962777219" calcext:value-type="float">
            <text:p>0,0001</text:p>
          </table:table-cell>
          <table:table-cell table:number-columns-repeated="1018"/>
        </table:table-row>
        <table:table-row table:style-name="ro1">
          <table:table-cell table:formula="of:=[$datosd_2.H16]" office:value-type="string" office:string-value="Heraldo de Aragón" calcext:value-type="string">
            <text:p>Heraldo de Aragón</text:p>
          </table:table-cell>
          <table:table-cell table:style-name="ce5" table:formula="of:=[$datosd_2.E16]*100/[$datosd_2.C16]" office:value-type="float" office:value="0.700587422252937" calcext:value-type="float">
            <text:p>0,70</text:p>
          </table:table-cell>
          <table:table-cell table:formula="of:=[$datosd_2.C16]/(YEAR(TODAY())-YEAR([$datosd_2.I16]))" office:value-type="float" office:value="11576" calcext:value-type="float">
            <text:p>11.576</text:p>
          </table:table-cell>
          <table:table-cell table:style-name="ce3" table:formula="of:=+[.C22]/365" office:value-type="float" office:value="31.7150684931507" calcext:value-type="float">
            <text:p>32</text:p>
          </table:table-cell>
          <table:table-cell table:formula="of:=[.D22]/24" office:value-type="float" office:value="1.32146118721461" calcext:value-type="float">
            <text:p>1,3</text:p>
          </table:table-cell>
          <table:table-cell table:style-name="ce9" table:formula="of:=[.B22]*100/[.C22]" office:value-type="float" office:value="0.00605206826410623" calcext:value-type="float">
            <text:p>0,0061</text:p>
          </table:table-cell>
          <table:table-cell table:number-columns-repeated="1018"/>
        </table:table-row>
        <table:table-row table:style-name="ro1">
          <table:table-cell table:formula="of:=[$datosd_2.H23]" office:value-type="string" office:string-value="El Plural" calcext:value-type="string">
            <text:p>El Plural</text:p>
          </table:table-cell>
          <table:table-cell table:style-name="ce5" table:formula="of:=[$datosd_2.E23]*100/[$datosd_2.C23]" office:value-type="float" office:value="2.57425742574257" calcext:value-type="float">
            <text:p>2,57</text:p>
          </table:table-cell>
          <table:table-cell table:formula="of:=[$datosd_2.C23]/(YEAR(TODAY())-YEAR([$datosd_2.I23]))" office:value-type="float" office:value="11488.75" calcext:value-type="float">
            <text:p>11.489</text:p>
          </table:table-cell>
          <table:table-cell table:style-name="ce3" table:formula="of:=+[.C23]/365" office:value-type="float" office:value="31.4760273972603" calcext:value-type="float">
            <text:p>31</text:p>
          </table:table-cell>
          <table:table-cell table:formula="of:=[.D23]/24" office:value-type="float" office:value="1.31150114155251" calcext:value-type="float">
            <text:p>1,3</text:p>
          </table:table-cell>
          <table:table-cell table:style-name="ce9" table:formula="of:=[.B23]*100/[.C23]" office:value-type="float" office:value="0.0224067668435868" calcext:value-type="float">
            <text:p>0,0224</text:p>
          </table:table-cell>
          <table:table-cell table:number-columns-repeated="1018"/>
        </table:table-row>
        <table:table-row table:style-name="ro1">
          <table:table-cell table:formula="of:=[$datosd_2.H18]" office:value-type="string" office:string-value="elnortedecastilla.es" calcext:value-type="string">
            <text:p>elnortedecastilla.es</text:p>
          </table:table-cell>
          <table:table-cell table:style-name="ce5" table:formula="of:=[$datosd_2.E18]*100/[$datosd_2.C18]" office:value-type="float" office:value="0.137211855104281" calcext:value-type="float">
            <text:p>0,14</text:p>
          </table:table-cell>
          <table:table-cell table:formula="of:=[$datosd_2.C18]/(YEAR(TODAY())-YEAR([$datosd_2.I18]))" office:value-type="float" office:value="8907.55555555555" calcext:value-type="float">
            <text:p>8.908</text:p>
          </table:table-cell>
          <table:table-cell table:style-name="ce3" table:formula="of:=+[.C24]/365" office:value-type="float" office:value="24.4042617960426" calcext:value-type="float">
            <text:p>24</text:p>
          </table:table-cell>
          <table:table-cell table:formula="of:=[.D24]/24" office:value-type="float" office:value="1.01684424150178" calcext:value-type="float">
            <text:p>1,0</text:p>
          </table:table-cell>
          <table:table-cell table:style-name="ce9" table:formula="of:=[.B24]*100/[.C24]" office:value-type="float" office:value="0.00154039853300385" calcext:value-type="float">
            <text:p>0,0015</text:p>
          </table:table-cell>
          <table:table-cell table:number-columns-repeated="1018"/>
        </table:table-row>
        <table:table-row table:style-name="ro1">
          <table:table-cell table:formula="of:=[$datosd_2.H24]" office:value-type="string" office:string-value="La Marea" calcext:value-type="string">
            <text:p>La Marea</text:p>
          </table:table-cell>
          <table:table-cell table:style-name="ce5" table:formula="of:=[$datosd_2.E24]*100/[$datosd_2.C24]" office:value-type="float" office:value="28.9089068825911" calcext:value-type="float">
            <text:p>28,91</text:p>
          </table:table-cell>
          <table:table-cell table:formula="of:=[$datosd_2.C24]/(YEAR(TODAY())-YEAR([$datosd_2.I24]))" office:value-type="float" office:value="8233.33333333333" calcext:value-type="float">
            <text:p>8.233</text:p>
          </table:table-cell>
          <table:table-cell table:style-name="ce3" table:formula="of:=+[.C25]/365" office:value-type="float" office:value="22.5570776255708" calcext:value-type="float">
            <text:p>23</text:p>
          </table:table-cell>
          <table:table-cell table:formula="of:=[.D25]/24" office:value-type="float" office:value="0.939878234398782" calcext:value-type="float">
            <text:p>0,9</text:p>
          </table:table-cell>
          <table:table-cell table:style-name="ce9" table:formula="of:=[.B25]*100/[.C25]" office:value-type="float" office:value="0.351120326509204" calcext:value-type="float">
            <text:p>0,3511</text:p>
          </table:table-cell>
          <table:table-cell table:number-columns-repeated="1018"/>
        </table:table-row>
        <table:table-row table:style-name="ro1">
          <table:table-cell table:formula="of:=[$datosd_2.H17]" office:value-type="string" office:string-value="El Salto" calcext:value-type="string">
            <text:p>El Salto</text:p>
          </table:table-cell>
          <table:table-cell table:style-name="ce5" table:formula="of:=[$datosd_2.E17]*100/[$datosd_2.C17]" office:value-type="float" office:value="16.2334238228229" calcext:value-type="float">
            <text:p>16,23</text:p>
          </table:table-cell>
          <table:table-cell table:formula="of:=[$datosd_2.C17]/(YEAR(TODAY())-YEAR([$datosd_2.I17]))" office:value-type="float" office:value="5689.22222222222" calcext:value-type="float">
            <text:p>5.689</text:p>
          </table:table-cell>
          <table:table-cell table:style-name="ce3" table:formula="of:=+[.C26]/365" office:value-type="float" office:value="15.5869101978691" calcext:value-type="float">
            <text:p>16</text:p>
          </table:table-cell>
          <table:table-cell table:formula="of:=[.D26]/24" office:value-type="float" office:value="0.649454591577879" calcext:value-type="float">
            <text:p>0,6</text:p>
          </table:table-cell>
          <table:table-cell table:style-name="ce9" table:formula="of:=[.B26]*100/[.C26]" office:value-type="float" office:value="0.285336434203867" calcext:value-type="float">
            <text:p>0,2853</text:p>
          </table:table-cell>
          <table:table-cell table:number-columns-repeated="1018"/>
        </table:table-row>
        <table:table-row table:style-name="ro2">
          <table:table-cell table:formula="of:=[$datosd_2.H20]" office:value-type="string" office:string-value="El Baúl de Kubrick" calcext:value-type="string">
            <text:p>El Baúl de Kubrick</text:p>
          </table:table-cell>
          <table:table-cell table:style-name="ce5" table:formula="of:=[$datosd_2.E27]*100/[$datosd_2.C27]" office:value-type="float" office:value="3.87091067443253" calcext:value-type="float">
            <text:p>3,87</text:p>
          </table:table-cell>
          <table:table-cell table:formula="of:=[$datosd_2.C20]/(YEAR(TODAY())-YEAR([$datosd_2.I20]))" office:value-type="float" office:value="2445.25" calcext:value-type="float">
            <text:p>2.445</text:p>
          </table:table-cell>
          <table:table-cell table:style-name="ce3" table:formula="of:=+[.C27]/365" office:value-type="float" office:value="6.69931506849315" calcext:value-type="float">
            <text:p>7</text:p>
          </table:table-cell>
          <table:table-cell table:formula="of:=[.D27]/24" office:value-type="float" office:value="0.279138127853881" calcext:value-type="float">
            <text:p>0,3</text:p>
          </table:table-cell>
          <table:table-cell table:style-name="ce9" table:formula="of:=[.B27]*100/[.C27]" office:value-type="float" office:value="0.158303268558738" calcext:value-type="float">
            <text:p>0,1583</text:p>
          </table:table-cell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Principal.$A$1" table:cell-range-address="$Ratios.$A$1:.$C$24"/>
        </table:named-expressions>
      </table:table>
      <table:table table:name="datosd_2" table:style-name="ta3">
        <table:table-source xlink:type="simple" xlink:href="../../mediostwiter/datosd.csv" table:table-name="datosd" table:filter-name="Text - txt - csv (StarCalc)" table:filter-options="9/59/44,34,76,1,,0,false,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0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atusesCount</text:p>
          </table:table-cell>
          <table:table-cell office:value-type="string" calcext:value-type="string">
            <text:p>followersCount</text:p>
          </table:table-cell>
          <table:table-cell office:value-type="string" calcext:value-type="string">
            <text:p>favoritesCount</text:p>
          </table:table-cell>
          <table:table-cell office:value-type="string" calcext:value-type="string">
            <text:p>friendsCoun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reated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screen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stedCount</text:p>
          </table:table-cell>
          <table:table-cell office:value-type="string" calcext:value-type="string">
            <text:p>followRequestSent</text:p>
          </table:table-cell>
          <table:table-cell office:value-type="string" calcext:value-type="string">
            <text:p>profileImageUrl</text:p>
          </table:table-cell>
        </table:table-row>
        <table:table-row table:style-name="ro3">
          <table:table-cell office:value-type="string" calcext:value-type="string">
            <text:p>elmundoes</text:p>
          </table:table-cell>
          <table:table-cell office:value-type="string" calcext:value-type="string">
            <text:p>Cuenta oficial de EL MUNDO -YouTube https://t.co/jzPBZj90EC Acuario de Tokio (📷 Toru Hanai / Reuters)</text:p>
          </table:table-cell>
          <table:table-cell office:value-type="float" office:value="206672" calcext:value-type="float">
            <text:p>206672</text:p>
          </table:table-cell>
          <table:table-cell office:value-type="float" office:value="3192539" calcext:value-type="float">
            <text:p>3192539</text:p>
          </table:table-cell>
          <table:table-cell office:value-type="float" office:value="2713" calcext:value-type="float">
            <text:p>2713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https://t.co/CmlwMrjZkJ</text:p>
          </table:table-cell>
          <table:table-cell office:value-type="string" calcext:value-type="string">
            <text:p>EL MUNDO</text:p>
          </table:table-cell>
          <table:table-cell office:value-type="string" calcext:value-type="string">
            <text:p>2008-04-18 18:29: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lmundoes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s</text:p>
          </table:table-cell>
          <table:table-cell office:value-type="float" office:value="14436030" calcext:value-type="float">
            <text:p>14436030</text:p>
          </table:table-cell>
          <table:table-cell office:value-type="float" office:value="29492" calcext:value-type="float">
            <text:p>294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959947259780747265/ez18J78k_normal.jpg</text:p>
          </table:table-cell>
        </table:table-row>
        <table:table-row table:style-name="ro4">
          <table:table-cell office:value-type="string" calcext:value-type="string">
            <text:p>ctxt_es</text:p>
          </table:table-cell>
          <table:table-cell office:value-type="string" calcext:value-type="string">
            <text:p>Revista Contexto y Acción. Periodismo artesano en libertad. SUSCRÍBETE en https://t.co/EWkZTiMtZJ</text:p>
            <text:p>🧐</text:p>
          </table:table-cell>
          <table:table-cell office:value-type="float" office:value="167826" calcext:value-type="float">
            <text:p>167826</text:p>
          </table:table-cell>
          <table:table-cell office:value-type="float" office:value="111725" calcext:value-type="float">
            <text:p>111725</text:p>
          </table:table-cell>
          <table:table-cell office:value-type="float" office:value="59560" calcext:value-type="float">
            <text:p>59560</text:p>
          </table:table-cell>
          <table:table-cell office:value-type="float" office:value="4271" calcext:value-type="float">
            <text:p>4271</text:p>
          </table:table-cell>
          <table:table-cell office:value-type="string" calcext:value-type="string">
            <text:p>https://t.co/eOkqFwYutq</text:p>
          </table:table-cell>
          <table:table-cell office:value-type="string" calcext:value-type="string">
            <text:p>CTXT</text:p>
          </table:table-cell>
          <table:table-cell office:value-type="string" calcext:value-type="string">
            <text:p>2014-12-08 12:47:29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txt_es</text:p>
          </table:table-cell>
          <table:table-cell office:value-type="string" calcext:value-type="string">
            <text:p>Madrid, España</text:p>
          </table:table-cell>
          <table:table-cell office:value-type="string" calcext:value-type="string">
            <text:p>es</text:p>
          </table:table-cell>
          <table:table-cell office:value-type="float" office:value="2910853983" calcext:value-type="float">
            <text:p>2910853983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41739484029771776/Vcf6-IwF_normal.jpg</text:p>
          </table:table-cell>
        </table:table-row>
        <table:table-row table:style-name="ro3">
          <table:table-cell office:value-type="string" calcext:value-type="string">
            <text:p>elespanolcom</text:p>
          </table:table-cell>
          <table:table-cell office:value-type="string" calcext:value-type="string">
            <text:p>Seleccionamos las mejores historias. Síguenos también en @podium_ee, @cultura_ee, @ciencia_ee, @jaleos_ee, @empresas_ee, @hola_elespanol y @elespanolMARCAS</text:p>
          </table:table-cell>
          <table:table-cell office:value-type="float" office:value="152605" calcext:value-type="float">
            <text:p>152605</text:p>
          </table:table-cell>
          <table:table-cell office:value-type="float" office:value="337631" calcext:value-type="float">
            <text:p>337631</text:p>
          </table:table-cell>
          <table:table-cell office:value-type="float" office:value="13993" calcext:value-type="float">
            <text:p>13993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https://t.co/afj5IYKs7n</text:p>
          </table:table-cell>
          <table:table-cell office:value-type="string" calcext:value-type="string">
            <text:p>El Español</text:p>
          </table:table-cell>
          <table:table-cell office:value-type="string" calcext:value-type="string">
            <text:p>2014-12-04 16:09: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lespanolcom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</text:p>
          </table:table-cell>
          <table:table-cell office:value-type="float" office:value="2905232597" calcext:value-type="float">
            <text:p>2905232597</text:p>
          </table:table-cell>
          <table:table-cell office:value-type="float" office:value="4578" calcext:value-type="float">
            <text:p>45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53402501314240513/ffMWi2cq_normal.jpg</text:p>
          </table:table-cell>
        </table:table-row>
        <table:table-row table:style-name="ro3">
          <table:table-cell office:value-type="string" calcext:value-type="string">
            <text:p>abc_es</text:p>
          </table:table-cell>
          <table:table-cell office:value-type="string" calcext:value-type="string">
            <text:p>Diario ABC. <text:s/>También en <text:s/>https://t.co/8XvlveA4Xv https://t.co/eMYhB26cws https://t.co/SygOv6qIBl https://t.co/NrLBoiGChf</text:p>
          </table:table-cell>
          <table:table-cell office:value-type="float" office:value="312899" calcext:value-type="float">
            <text:p>312899</text:p>
          </table:table-cell>
          <table:table-cell office:value-type="float" office:value="1600669" calcext:value-type="float">
            <text:p>1600669</text:p>
          </table:table-cell>
          <table:table-cell office:value-type="float" office:value="198" calcext:value-type="float">
            <text:p>198</text:p>
          </table:table-cell>
          <table:table-cell office:value-type="float" office:value="15529" calcext:value-type="float">
            <text:p>15529</text:p>
          </table:table-cell>
          <table:table-cell office:value-type="string" calcext:value-type="string">
            <text:p>http://t.co/o4UYlJAuDz</text:p>
          </table:table-cell>
          <table:table-cell office:value-type="string" calcext:value-type="string">
            <text:p>ABC.es</text:p>
          </table:table-cell>
          <table:table-cell office:value-type="string" calcext:value-type="string">
            <text:p>2009-02-02 19:10: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bc_es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s</text:p>
          </table:table-cell>
          <table:table-cell office:value-type="float" office:value="19923515" calcext:value-type="float">
            <text:p>19923515</text:p>
          </table:table-cell>
          <table:table-cell office:value-type="float" office:value="17056" calcext:value-type="float">
            <text:p>170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53638435309842432/s75OnwdY_normal.jpg</text:p>
          </table:table-cell>
        </table:table-row>
        <table:table-row table:style-name="ro3">
          <table:table-cell office:value-type="string" calcext:value-type="string">
            <text:p>20m</text:p>
          </table:table-cell>
          <table:table-cell office:value-type="string" calcext:value-type="string">
            <text:p>Cuenta oficial de 20minutos, el medio social y ciudadano. Información, análisis y contacto personal con los lectores las 24 horas del día http://t.co/W3CI8vms</text:p>
          </table:table-cell>
          <table:table-cell office:value-type="float" office:value="260701" calcext:value-type="float">
            <text:p>260701</text:p>
          </table:table-cell>
          <table:table-cell office:value-type="float" office:value="1356940" calcext:value-type="float">
            <text:p>1356940</text:p>
          </table:table-cell>
          <table:table-cell office:value-type="float" office:value="2557" calcext:value-type="float">
            <text:p>2557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https://t.co/nluSd1lV2l</text:p>
          </table:table-cell>
          <table:table-cell office:value-type="string" calcext:value-type="string">
            <text:p>20minutos.es</text:p>
          </table:table-cell>
          <table:table-cell office:value-type="string" calcext:value-type="string">
            <text:p>2009-04-14 09:39: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0m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31090827" calcext:value-type="float">
            <text:p>31090827</text:p>
          </table:table-cell>
          <table:table-cell office:value-type="float" office:value="14071" calcext:value-type="float">
            <text:p>140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13670314285420544/gwCE6EJr_normal.jpg</text:p>
          </table:table-cell>
        </table:table-row>
        <table:table-row table:style-name="ro3">
          <table:table-cell office:value-type="string" calcext:value-type="string">
            <text:p>larazon_es</text:p>
          </table:table-cell>
          <table:table-cell office:value-type="string" calcext:value-type="string">
            <text:p>Cuenta oficial del diario LA RAZÓN. RT y HT no significan necesariamente acuerdo. http://t.co/bx1x5M7Fvs http://t.co/XbQDicRcA7</text:p>
          </table:table-cell>
          <table:table-cell office:value-type="float" office:value="231916" calcext:value-type="float">
            <text:p>231916</text:p>
          </table:table-cell>
          <table:table-cell office:value-type="float" office:value="437066" calcext:value-type="float">
            <text:p>437066</text:p>
          </table:table-cell>
          <table:table-cell office:value-type="float" office:value="20112" calcext:value-type="float">
            <text:p>20112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http://t.co/2z32rBuORk</text:p>
          </table:table-cell>
          <table:table-cell office:value-type="string" calcext:value-type="string">
            <text:p>La Razón</text:p>
          </table:table-cell>
          <table:table-cell office:value-type="string" calcext:value-type="string">
            <text:p>2010-02-09 11:43: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razon_es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s</text:p>
          </table:table-cell>
          <table:table-cell office:value-type="float" office:value="112694236" calcext:value-type="float">
            <text:p>112694236</text:p>
          </table:table-cell>
          <table:table-cell office:value-type="float" office:value="6119" calcext:value-type="float">
            <text:p>6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38331271108341762/TPuwz6wc_normal.jpg</text:p>
          </table:table-cell>
        </table:table-row>
        <table:table-row table:style-name="ro3">
          <table:table-cell office:value-type="string" calcext:value-type="string">
            <text:p>LaVanguardia</text:p>
          </table:table-cell>
          <table:table-cell office:value-type="string" calcext:value-type="string">
            <text:p>Twitter oficial de 'La Vanguardia' Información al minuto nacional e internacional</text:p>
          </table:table-cell>
          <table:table-cell office:value-type="float" office:value="412866" calcext:value-type="float">
            <text:p>412866</text:p>
          </table:table-cell>
          <table:table-cell office:value-type="float" office:value="996569" calcext:value-type="float">
            <text:p>996569</text:p>
          </table:table-cell>
          <table:table-cell office:value-type="float" office:value="354" calcext:value-type="float">
            <text:p>35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https://t.co/ooRL31qYXn</text:p>
          </table:table-cell>
          <table:table-cell office:value-type="string" calcext:value-type="string">
            <text:p>La Vanguardia</text:p>
          </table:table-cell>
          <table:table-cell office:value-type="string" calcext:value-type="string">
            <text:p>2009-09-15 13:56: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Vanguardi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</text:p>
          </table:table-cell>
          <table:table-cell office:value-type="float" office:value="74453123" calcext:value-type="float">
            <text:p>74453123</text:p>
          </table:table-cell>
          <table:table-cell office:value-type="float" office:value="12479" calcext:value-type="float">
            <text:p>124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936873783721320448/6Q97S0pp_normal.jpg</text:p>
          </table:table-cell>
        </table:table-row>
        <table:table-row table:style-name="ro3">
          <table:table-cell office:value-type="string" calcext:value-type="string">
            <text:p>eldiarioes</text:p>
          </table:table-cell>
          <table:table-cell office:value-type="string" calcext:value-type="string">
            <text:p>Periodismo a pesar de todo. Colabora: Hazte socio -- http://t.co/CZxxz87oU5</text:p>
          </table:table-cell>
          <table:table-cell office:value-type="float" office:value="172602" calcext:value-type="float">
            <text:p>172602</text:p>
          </table:table-cell>
          <table:table-cell office:value-type="float" office:value="934403" calcext:value-type="float">
            <text:p>934403</text:p>
          </table:table-cell>
          <table:table-cell office:value-type="float" office:value="202" calcext:value-type="float">
            <text:p>20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http://t.co/9SEeSxM6L5</text:p>
          </table:table-cell>
          <table:table-cell office:value-type="string" calcext:value-type="string">
            <text:p>eldiario.es</text:p>
          </table:table-cell>
          <table:table-cell office:value-type="string" calcext:value-type="string">
            <text:p>2012-03-24 19:08: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ldiarioes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535707261" calcext:value-type="float">
            <text:p>535707261</text:p>
          </table:table-cell>
          <table:table-cell office:value-type="float" office:value="11185" calcext:value-type="float">
            <text:p>111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16600645292511232/eYIkIK2s_normal.jpg</text:p>
          </table:table-cell>
        </table:table-row>
        <table:table-row table:style-name="ro3">
          <table:table-cell office:value-type="string" calcext:value-type="string">
            <text:p>publico_es</text:p>
          </table:table-cell>
          <table:table-cell office:value-type="string" calcext:value-type="string">
            <text:p>Twitter oficial del Diario Público. @Memoria_Publica <text:s/>@TodasPublico @pub_sinmordazas @yoanimal_p @tremending</text:p>
          </table:table-cell>
          <table:table-cell office:value-type="float" office:value="323511" calcext:value-type="float">
            <text:p>323511</text:p>
          </table:table-cell>
          <table:table-cell office:value-type="float" office:value="911238" calcext:value-type="float">
            <text:p>911238</text:p>
          </table:table-cell>
          <table:table-cell office:value-type="float" office:value="609" calcext:value-type="float">
            <text:p>609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http://t.co/e28byE7mwZ</text:p>
          </table:table-cell>
          <table:table-cell office:value-type="string" calcext:value-type="string">
            <text:p>Público</text:p>
          </table:table-cell>
          <table:table-cell office:value-type="string" calcext:value-type="string">
            <text:p>2008-11-27 12:25: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ublico_es</text:p>
          </table:table-cell>
          <table:table-cell office:value-type="string" calcext:value-type="string">
            <text:p>Madrid, Spain</text:p>
          </table:table-cell>
          <table:table-cell office:value-type="string" calcext:value-type="string">
            <text:p>es</text:p>
          </table:table-cell>
          <table:table-cell office:value-type="float" office:value="17676713" calcext:value-type="float">
            <text:p>17676713</text:p>
          </table:table-cell>
          <table:table-cell office:value-type="float" office:value="14783" calcext:value-type="float">
            <text:p>147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48242435682422786/FdzZWHU8_normal.jpg</text:p>
          </table:table-cell>
        </table:table-row>
        <table:table-row table:style-name="ro3">
          <table:table-cell office:value-type="string" calcext:value-type="string">
            <text:p>elconfidencial</text:p>
          </table:table-cell>
          <table:table-cell office:value-type="string" calcext:value-type="string">
            <text:p>El diario de los lectores influyentes como tú. Más noticias en https://t.co/AROvBKZ8M0.</text:p>
          </table:table-cell>
          <table:table-cell office:value-type="float" office:value="182057" calcext:value-type="float">
            <text:p>182057</text:p>
          </table:table-cell>
          <table:table-cell office:value-type="float" office:value="761740" calcext:value-type="float">
            <text:p>76174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http://t.co/nQ52YKyles</text:p>
          </table:table-cell>
          <table:table-cell office:value-type="string" calcext:value-type="string">
            <text:p>El Confidencial</text:p>
          </table:table-cell>
          <table:table-cell office:value-type="string" calcext:value-type="string">
            <text:p>2008-11-07 10:14: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lconfidencial</text:p>
          </table:table-cell>
          <table:table-cell office:value-type="string" calcext:value-type="string">
            <text:p>moderador(@)elconfidencial.com</text:p>
          </table:table-cell>
          <table:table-cell office:value-type="string" calcext:value-type="string">
            <text:p>es</text:p>
          </table:table-cell>
          <table:table-cell office:value-type="float" office:value="17229160" calcext:value-type="float">
            <text:p>17229160</text:p>
          </table:table-cell>
          <table:table-cell office:value-type="float" office:value="11063" calcext:value-type="float">
            <text:p>110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831498645476356097/TVsVGq4W_normal.jpg</text:p>
          </table:table-cell>
        </table:table-row>
        <table:table-row table:style-name="ro3">
          <table:table-cell office:value-type="string" calcext:value-type="string">
            <text:p>elperiodico</text:p>
          </table:table-cell>
          <table:table-cell office:value-type="string" calcext:value-type="string">
            <text:p>Información, participación y conversación con El Periódico. 🗣️Si te interesa la política, síguenos en Telegram https://t.co/UJ3Iv2Fjsj</text:p>
          </table:table-cell>
          <table:table-cell office:value-type="float" office:value="369513" calcext:value-type="float">
            <text:p>369513</text:p>
          </table:table-cell>
          <table:table-cell office:value-type="float" office:value="595809" calcext:value-type="float">
            <text:p>595809</text:p>
          </table:table-cell>
          <table:table-cell office:value-type="float" office:value="248" calcext:value-type="float">
            <text:p>248</text:p>
          </table:table-cell>
          <table:table-cell office:value-type="float" office:value="18502" calcext:value-type="float">
            <text:p>18502</text:p>
          </table:table-cell>
          <table:table-cell office:value-type="string" calcext:value-type="string">
            <text:p>http://t.co/GM34cPn2d4</text:p>
          </table:table-cell>
          <table:table-cell office:value-type="string" calcext:value-type="string">
            <text:p>El Periódico</text:p>
          </table:table-cell>
          <table:table-cell office:value-type="string" calcext:value-type="string">
            <text:p>2010-10-05 10:56: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lperiodico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es</text:p>
          </table:table-cell>
          <table:table-cell office:value-type="float" office:value="198829810" calcext:value-type="float">
            <text:p>198829810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876802324135653377/s4G6oS9o_normal.jpg</text:p>
          </table:table-cell>
        </table:table-row>
        <table:table-row table:style-name="ro3">
          <table:table-cell office:value-type="string" calcext:value-type="string">
            <text:p>lavozdegalicia</text:p>
          </table:table-cell>
          <table:table-cell office:value-type="string" calcext:value-type="string">
            <text:p>136 años informando • Facebook https://t.co/vPpj7JodC4 • Instagram https://t.co/dZVtLIGsoM</text:p>
          </table:table-cell>
          <table:table-cell office:value-type="float" office:value="215653" calcext:value-type="float">
            <text:p>215653</text:p>
          </table:table-cell>
          <table:table-cell office:value-type="float" office:value="359259" calcext:value-type="float">
            <text:p>359259</text:p>
          </table:table-cell>
          <table:table-cell office:value-type="float" office:value="38" calcext:value-type="float">
            <text:p>3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ttps://t.co/CGqAwdjome</text:p>
          </table:table-cell>
          <table:table-cell office:value-type="string" calcext:value-type="string">
            <text:p>La Voz de Galicia</text:p>
          </table:table-cell>
          <table:table-cell office:value-type="string" calcext:value-type="string">
            <text:p>2009-05-08 10:24: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vozdegalicia</text:p>
          </table:table-cell>
          <table:table-cell office:value-type="string" calcext:value-type="string">
            <text:p>Galicia | España</text:p>
          </table:table-cell>
          <table:table-cell office:value-type="string" calcext:value-type="string">
            <text:p>es</text:p>
          </table:table-cell>
          <table:table-cell office:value-type="float" office:value="38640768" calcext:value-type="float">
            <text:p>38640768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826477228670201856/5qBZ2KTh_normal.jpg</text:p>
          </table:table-cell>
        </table:table-row>
        <table:table-row table:style-name="ro3">
          <table:table-cell office:value-type="string" calcext:value-type="string">
            <text:p>_infolibre</text:p>
          </table:table-cell>
          <table:table-cell office:value-type="string" calcext:value-type="string">
            <text:p>Información libre e independiente. Apuesta por el periodismo de calidad. ¡Hazte soci@ y actúa!</text:p>
          </table:table-cell>
          <table:table-cell office:value-type="float" office:value="114716" calcext:value-type="float">
            <text:p>114716</text:p>
          </table:table-cell>
          <table:table-cell office:value-type="float" office:value="248467" calcext:value-type="float">
            <text:p>248467</text:p>
          </table:table-cell>
          <table:table-cell office:value-type="float" office:value="106" calcext:value-type="float">
            <text:p>106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http://t.co/IHDkZjU9ec</text:p>
          </table:table-cell>
          <table:table-cell office:value-type="string" calcext:value-type="string">
            <text:p>infoLibre</text:p>
          </table:table-cell>
          <table:table-cell office:value-type="string" calcext:value-type="string">
            <text:p>2012-06-09 20:04: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_infoLibre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</text:p>
          </table:table-cell>
          <table:table-cell office:value-type="float" office:value="603884167" calcext:value-type="float">
            <text:p>603884167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972036821000605696/wPuPU0Mx_normal.jpg</text:p>
          </table:table-cell>
        </table:table-row>
        <table:table-row table:style-name="ro3">
          <table:table-cell office:value-type="string" calcext:value-type="string">
            <text:p>lanuevaespana</text:p>
          </table:table-cell>
          <table:table-cell office:value-type="string" calcext:value-type="string">
            <text:p>La Nueva España Digital (LNE.es)</text:p>
          </table:table-cell>
          <table:table-cell office:value-type="float" office:value="123986" calcext:value-type="float">
            <text:p>123986</text:p>
          </table:table-cell>
          <table:table-cell office:value-type="float" office:value="147871" calcext:value-type="float">
            <text:p>147871</text:p>
          </table:table-cell>
          <table:table-cell office:value-type="float" office:value="16" calcext:value-type="float">
            <text:p>1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http://t.co/5cYJzw5t12</text:p>
          </table:table-cell>
          <table:table-cell office:value-type="string" calcext:value-type="string">
            <text:p>La Nueva España</text:p>
          </table:table-cell>
          <table:table-cell office:value-type="string" calcext:value-type="string">
            <text:p>2009-03-05 12:48: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nuevaespana</text:p>
          </table:table-cell>
          <table:table-cell office:value-type="string" calcext:value-type="string">
            <text:p>Asturias</text:p>
          </table:table-cell>
          <table:table-cell office:value-type="string" calcext:value-type="string">
            <text:p>es</text:p>
          </table:table-cell>
          <table:table-cell office:value-type="float" office:value="22914352" calcext:value-type="float">
            <text:p>22914352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53525608121147392/xxLDbiVr_normal.jpg</text:p>
          </table:table-cell>
        </table:table-row>
        <table:table-row table:style-name="ro3">
          <table:table-cell office:value-type="string" calcext:value-type="string">
            <text:p>heraldoes</text:p>
          </table:table-cell>
          <table:table-cell office:value-type="string" calcext:value-type="string">
            <text:p>Cuenta oficial de Heraldo de Aragón. Sigue toda la información de las tres provincias aragonesas https://t.co/cWG7j6lyDg | https://t.co/tg5Qta82lr</text:p>
          </table:table-cell>
          <table:table-cell office:value-type="float" office:value="115760" calcext:value-type="float">
            <text:p>115760</text:p>
          </table:table-cell>
          <table:table-cell office:value-type="float" office:value="145098" calcext:value-type="float">
            <text:p>145098</text:p>
          </table:table-cell>
          <table:table-cell office:value-type="float" office:value="811" calcext:value-type="float">
            <text:p>81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https://t.co/rqrzjqnlMp</text:p>
          </table:table-cell>
          <table:table-cell office:value-type="string" calcext:value-type="string">
            <text:p>Heraldo de Aragón</text:p>
          </table:table-cell>
          <table:table-cell office:value-type="string" calcext:value-type="string">
            <text:p>2008-07-24 13:07: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aldoes</text:p>
          </table:table-cell>
          <table:table-cell office:value-type="string" calcext:value-type="string">
            <text:p>Aragón, España</text:p>
          </table:table-cell>
          <table:table-cell office:value-type="string" calcext:value-type="string">
            <text:p>es</text:p>
          </table:table-cell>
          <table:table-cell office:value-type="float" office:value="15581283" calcext:value-type="float">
            <text:p>15581283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880005509096636418/DLa1QKbl_normal.jpg</text:p>
          </table:table-cell>
        </table:table-row>
        <table:table-row table:style-name="ro3">
          <table:table-cell office:value-type="string" calcext:value-type="string">
            <text:p>ElSaltoDiario</text:p>
          </table:table-cell>
          <table:table-cell office:value-type="string" calcext:value-type="string">
            <text:p>Construyendo #UnGranMedio con más de 20 proyectos comunicativos. <text:s/>Estamos en https://t.co/YliWLoNsZq y publicamos un mensual con siete ediciones.</text:p>
          </table:table-cell>
          <table:table-cell office:value-type="float" office:value="51203" calcext:value-type="float">
            <text:p>51203</text:p>
          </table:table-cell>
          <table:table-cell office:value-type="float" office:value="130097" calcext:value-type="float">
            <text:p>130097</text:p>
          </table:table-cell>
          <table:table-cell office:value-type="float" office:value="8312" calcext:value-type="float">
            <text:p>8312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https://t.co/YliWLoNsZq</text:p>
          </table:table-cell>
          <table:table-cell office:value-type="string" calcext:value-type="string">
            <text:p>El Salto</text:p>
          </table:table-cell>
          <table:table-cell office:value-type="string" calcext:value-type="string">
            <text:p>2009-11-17 21:37:5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ElSaltoDiario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90725961" calcext:value-type="float">
            <text:p>90725961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13736890565095424/1EdgvW6k_normal.jpg</text:p>
          </table:table-cell>
        </table:table-row>
        <table:table-row table:style-name="ro3">
          <table:table-cell office:value-type="string" calcext:value-type="string">
            <text:p>nortecastilla</text:p>
          </table:table-cell>
          <table:table-cell office:value-type="string" calcext:value-type="string">
            <text:p>Cuenta oficial del periódico El Norte de Castilla, líder en Castilla y León y Valladolid. Somos el decano de la prensa diaria española. Contigo desde 1854.</text:p>
          </table:table-cell>
          <table:table-cell office:value-type="float" office:value="80168" calcext:value-type="float">
            <text:p>80168</text:p>
          </table:table-cell>
          <table:table-cell office:value-type="float" office:value="129385" calcext:value-type="float">
            <text:p>12938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ttp://t.co/T7EfUZcjlY</text:p>
          </table:table-cell>
          <table:table-cell office:value-type="string" calcext:value-type="string">
            <text:p>elnortedecastilla.es</text:p>
          </table:table-cell>
          <table:table-cell office:value-type="string" calcext:value-type="string">
            <text:p>2009-06-08 11:16: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tecastilla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s</text:p>
          </table:table-cell>
          <table:table-cell office:value-type="float" office:value="45544223" calcext:value-type="float">
            <text:p>45544223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875648311646011395/P7n6xnhT_normal.jpg</text:p>
          </table:table-cell>
        </table:table-row>
        <table:table-row table:style-name="ro3">
          <table:table-cell office:value-type="string" calcext:value-type="string">
            <text:p>diariovasco</text:p>
          </table:table-cell>
          <table:table-cell office:value-type="string" calcext:value-type="string">
            <text:p>Información de última hora y noticias de cultura, deportes, tecnología, televisión...y toda la actualidad de Gipuzkoa, Real Sociedad, Gipuzkoa Basket y SD Eibar</text:p>
          </table:table-cell>
          <table:table-cell office:value-type="float" office:value="172357" calcext:value-type="float">
            <text:p>172357</text:p>
          </table:table-cell>
          <table:table-cell office:value-type="float" office:value="76419" calcext:value-type="float">
            <text:p>76419</text:p>
          </table:table-cell>
          <table:table-cell office:value-type="float" office:value="598" calcext:value-type="float">
            <text:p>59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https://t.co/GWTNQlsZVB</text:p>
          </table:table-cell>
          <table:table-cell office:value-type="string" calcext:value-type="string">
            <text:p>El Diario Vasco</text:p>
          </table:table-cell>
          <table:table-cell office:value-type="string" calcext:value-type="string">
            <text:p>2008-04-04 17:34: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iariovasco</text:p>
          </table:table-cell>
          <table:table-cell office:value-type="string" calcext:value-type="string">
            <text:p>San Sebastian Spain</text:p>
          </table:table-cell>
          <table:table-cell office:value-type="string" calcext:value-type="string">
            <text:p>es</text:p>
          </table:table-cell>
          <table:table-cell office:value-type="float" office:value="14304620" calcext:value-type="float">
            <text:p>14304620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972010219600359425/oUPn-qlC_normal.jpg</text:p>
          </table:table-cell>
        </table:table-row>
        <table:table-row table:style-name="ro3">
          <table:table-cell office:value-type="string" calcext:value-type="string">
            <text:p>ElBaulDeKubrick</text:p>
          </table:table-cell>
          <table:table-cell office:value-type="string" calcext:value-type="string">
            <text:p>Blog de cine de @ElSaltoDiario. En el cine hay muchas respuestas que no quieren que sepas.</text:p>
          </table:table-cell>
          <table:table-cell office:value-type="float" office:value="9781" calcext:value-type="float">
            <text:p>9781</text:p>
          </table:table-cell>
          <table:table-cell office:value-type="float" office:value="3356" calcext:value-type="float">
            <text:p>3356</text:p>
          </table:table-cell>
          <table:table-cell office:value-type="float" office:value="920" calcext:value-type="float">
            <text:p>92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ttps://t.co/XSiglXItsH</text:p>
          </table:table-cell>
          <table:table-cell office:value-type="string" calcext:value-type="string">
            <text:p>El Baúl de Kubrick</text:p>
          </table:table-cell>
          <table:table-cell office:value-type="string" calcext:value-type="string">
            <text:p>2014-02-08 11:3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ElBaulDeKubrick</text:p>
          </table:table-cell>
          <table:table-cell office:value-type="string" calcext:value-type="string">
            <text:p>elbauldekubrick@gmail.com</text:p>
          </table:table-cell>
          <table:table-cell office:value-type="string" calcext:value-type="string">
            <text:p>es</text:p>
          </table:table-cell>
          <table:table-cell office:value-type="float" office:value="2333340295" calcext:value-type="float">
            <text:p>23333402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432116279680307200/b0X53b_C_normal.png</text:p>
          </table:table-cell>
        </table:table-row>
        <table:table-row table:style-name="ro3">
          <table:table-cell office:value-type="string" calcext:value-type="string">
            <text:p>el_pais</text:p>
          </table:table-cell>
          <table:table-cell office:value-type="string" calcext:value-type="string">
            <text:p>Las noticias más relevantes y la última hora, por los periodistas de EL PAÍS. Para informarse y conversar. Únete al sistema de alertas mediante mensaje directo</text:p>
          </table:table-cell>
          <table:table-cell office:value-type="float" office:value="442218" calcext:value-type="float">
            <text:p>442218</text:p>
          </table:table-cell>
          <table:table-cell office:value-type="float" office:value="6723371" calcext:value-type="float">
            <text:p>6723371</text:p>
          </table:table-cell>
          <table:table-cell office:value-type="float" office:value="1470" calcext:value-type="float">
            <text:p>1470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https://t.co/0o6oj1LRF2</text:p>
          </table:table-cell>
          <table:table-cell office:value-type="string" calcext:value-type="string">
            <text:p>EL PAÍS</text:p>
          </table:table-cell>
          <table:table-cell office:value-type="string" calcext:value-type="string">
            <text:p>2007-08-06 16:20: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l_pais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s</text:p>
          </table:table-cell>
          <table:table-cell office:value-type="float" office:value="7996082" calcext:value-type="float">
            <text:p>7996082</text:p>
          </table:table-cell>
          <table:table-cell office:value-type="float" office:value="55843" calcext:value-type="float">
            <text:p>558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815456059322036224/o_RQNEOh_normal.jpg</text:p>
          </table:table-cell>
        </table:table-row>
        <table:table-row table:style-name="ro3">
          <table:table-cell office:value-type="string" calcext:value-type="string">
            <text:p>okdiario</text:p>
          </table:table-cell>
          <table:table-cell office:value-type="string" calcext:value-type="string">
            <text:p>El sitio de los inconformistas. Dirigido por @eduardoinda. Síguenos en Facebook: https://t.co/ZDYu3rSJtP.</text:p>
          </table:table-cell>
          <table:table-cell office:value-type="float" office:value="107171" calcext:value-type="float">
            <text:p>107171</text:p>
          </table:table-cell>
          <table:table-cell office:value-type="float" office:value="106488" calcext:value-type="float">
            <text:p>106488</text:p>
          </table:table-cell>
          <table:table-cell office:value-type="float" office:value="1569" calcext:value-type="float">
            <text:p>156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s://t.co/zqjJoDJ9U7</text:p>
          </table:table-cell>
          <table:table-cell office:value-type="string" calcext:value-type="string">
            <text:p>OKDIARIO</text:p>
          </table:table-cell>
          <table:table-cell office:value-type="string" calcext:value-type="string">
            <text:p>2015-08-25 14:59: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kdiario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3439292716" calcext:value-type="float">
            <text:p>3439292716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789113773697208320/3LvFvi8Q_normal.jpg</text:p>
          </table:table-cell>
        </table:table-row>
        <table:table-row table:style-name="ro4">
          <table:table-cell office:value-type="string" calcext:value-type="string">
            <text:p>El_Plural</text:p>
          </table:table-cell>
          <table:table-cell office:value-type="string" calcext:value-type="string">
            <text:p>La actualidad #política que estabas buscando. ¡Bienvenido a #ElPlural! También estamos en Facebook: </text:p>
            <text:p>https://t.co/CJyYChGnV8</text:p>
          </table:table-cell>
          <table:table-cell office:value-type="float" office:value="91910" calcext:value-type="float">
            <text:p>91910</text:p>
          </table:table-cell>
          <table:table-cell office:value-type="float" office:value="71839" calcext:value-type="float">
            <text:p>71839</text:p>
          </table:table-cell>
          <table:table-cell office:value-type="float" office:value="2366" calcext:value-type="float">
            <text:p>2366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https://t.co/aCBKIa9s92</text:p>
          </table:table-cell>
          <table:table-cell office:value-type="string" calcext:value-type="string">
            <text:p>El Plural</text:p>
          </table:table-cell>
          <table:table-cell office:value-type="string" calcext:value-type="string">
            <text:p>2010-06-22 10:15: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El_Plural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s</text:p>
          </table:table-cell>
          <table:table-cell office:value-type="float" office:value="158313996" calcext:value-type="float">
            <text:p>158313996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17707018138857473/kUt8X2tn_normal.jpg</text:p>
          </table:table-cell>
        </table:table-row>
        <table:table-row table:style-name="ro4">
          <table:table-cell office:value-type="string" calcext:value-type="string">
            <text:p>lamarea_com</text:p>
          </table:table-cell>
          <table:table-cell office:value-type="string" calcext:value-type="string">
            <text:p>Periodismo con #AgendaPropia | Editado por una cooperativa | Financiado por gente comprometida como tú | </text:p>
            <text:p>Preparando el proyecto #PorTodas: https://t.co/Qz0qcaKJvA</text:p>
          </table:table-cell>
          <table:table-cell office:value-type="float" office:value="49400" calcext:value-type="float">
            <text:p>49400</text:p>
          </table:table-cell>
          <table:table-cell office:value-type="float" office:value="190792" calcext:value-type="float">
            <text:p>190792</text:p>
          </table:table-cell>
          <table:table-cell office:value-type="float" office:value="14281" calcext:value-type="float">
            <text:p>14281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https://t.co/bYqZxAnI4j</text:p>
          </table:table-cell>
          <table:table-cell office:value-type="string" calcext:value-type="string">
            <text:p>La Marea</text:p>
          </table:table-cell>
          <table:table-cell office:value-type="string" calcext:value-type="string">
            <text:p>2012-03-15 14:25: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marea_com</text:p>
          </table:table-cell>
          <table:table-cell office:value-type="string" calcext:value-type="string">
            <text:p>España</text:p>
          </table:table-cell>
          <table:table-cell office:value-type="string" calcext:value-type="string">
            <text:p>es</text:p>
          </table:table-cell>
          <table:table-cell office:value-type="float" office:value="525416576" calcext:value-type="float">
            <text:p>525416576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606068585883160576/KbfVUJsO_normal.jpg</text:p>
          </table:table-cell>
        </table:table-row>
        <table:table-row table:style-name="ro3">
          <table:table-cell office:value-type="string" calcext:value-type="string">
            <text:p>voz_populi</text:p>
          </table:table-cell>
          <table:table-cell office:value-type="string" calcext:value-type="string">
            <text:p>El valor de ser libres y fiables.</text:p>
          </table:table-cell>
          <table:table-cell office:value-type="float" office:value="229450" calcext:value-type="float">
            <text:p>229450</text:p>
          </table:table-cell>
          <table:table-cell office:value-type="float" office:value="92528" calcext:value-type="float">
            <text:p>92528</text:p>
          </table:table-cell>
          <table:table-cell office:value-type="float" office:value="13666" calcext:value-type="float">
            <text:p>13666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http://t.co/WetKjD7WLK</text:p>
          </table:table-cell>
          <table:table-cell office:value-type="string" calcext:value-type="string">
            <text:p>Vozpópuli</text:p>
          </table:table-cell>
          <table:table-cell office:value-type="string" calcext:value-type="string">
            <text:p>2011-09-06 12:03: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voz_populi</text:p>
          </table:table-cell>
          <table:table-cell/>
          <table:table-cell office:value-type="string" calcext:value-type="string">
            <text:p>es</text:p>
          </table:table-cell>
          <table:table-cell office:value-type="float" office:value="368889720" calcext:value-type="float">
            <text:p>36888972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1006562248830144512/xFizZY0L_normal.jpg</text:p>
          </table:table-cell>
        </table:table-row>
        <table:table-row table:style-name="ro3">
          <table:table-cell office:value-type="string" calcext:value-type="string">
            <text:p>nuevatribuna</text:p>
          </table:table-cell>
          <table:table-cell office:value-type="string" calcext:value-type="string">
            <text:p>https://t.co/PZnedyTy5H Por un diario independiente y progresista</text:p>
          </table:table-cell>
          <table:table-cell office:value-type="float" office:value="184665" calcext:value-type="float">
            <text:p>184665</text:p>
          </table:table-cell>
          <table:table-cell office:value-type="float" office:value="20106" calcext:value-type="float">
            <text:p>20106</text:p>
          </table:table-cell>
          <table:table-cell office:value-type="float" office:value="4119" calcext:value-type="float">
            <text:p>4119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http://t.co/ZFtYJr9HLU</text:p>
          </table:table-cell>
          <table:table-cell office:value-type="string" calcext:value-type="string">
            <text:p>nuevatribuna.es #Igualdad</text:p>
          </table:table-cell>
          <table:table-cell office:value-type="string" calcext:value-type="string">
            <text:p>2009-01-02 16:54:0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uevatribun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float" office:value="18556155" calcext:value-type="float">
            <text:p>18556155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971074134582194176/79JuxxAh_normal.jpg</text:p>
          </table:table-cell>
        </table:table-row>
        <table:table-row table:style-name="ro3">
          <table:table-cell office:value-type="string" calcext:value-type="string">
            <text:p>prnoticias</text:p>
          </table:table-cell>
          <table:table-cell office:value-type="string" calcext:value-type="string">
            <text:p>Medio online especializado en #Medios #Comunicación, #Marketing y #Periodismo. Síguenos también en https://t.co/PBgLCgfan0</text:p>
          </table:table-cell>
          <table:table-cell office:value-type="float" office:value="146968" calcext:value-type="float">
            <text:p>146968</text:p>
          </table:table-cell>
          <table:table-cell office:value-type="float" office:value="78126" calcext:value-type="float">
            <text:p>78126</text:p>
          </table:table-cell>
          <table:table-cell office:value-type="float" office:value="5689" calcext:value-type="float">
            <text:p>5689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http://t.co/bfO1YJbZ8k</text:p>
          </table:table-cell>
          <table:table-cell office:value-type="string" calcext:value-type="string">
            <text:p>prnoticias</text:p>
          </table:table-cell>
          <table:table-cell office:value-type="string" calcext:value-type="string">
            <text:p>2009-03-31 11:47: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rnoticias</text:p>
          </table:table-cell>
          <table:table-cell office:value-type="string" calcext:value-type="string">
            <text:p>Madrid, España</text:p>
          </table:table-cell>
          <table:table-cell office:value-type="string" calcext:value-type="string">
            <text:p>es</text:p>
          </table:table-cell>
          <table:table-cell office:value-type="float" office:value="27854312" calcext:value-type="float">
            <text:p>27854312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ttp://pbs.twimg.com/profile_images/881787674121646083/28sl70F7_normal.jpg</text:p>
          </table:table-cell>
        </table:table-row>
      </table:table>
      <table:table table:name="rt" table:style-name="ta3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1" table:number-columns-repeated="2" table:default-cell-style-name="Default"/>
        <table:table-column table:style-name="co32" table:number-columns-repeated="3" table:default-cell-style-name="Default"/>
        <table:table-column table:style-name="co31" table:number-columns-repeated="3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2" table:number-columns-repeated="2" table:default-cell-style-name="Default"/>
        <table:table-column table:style-name="co31" table:number-columns-repeated="3" table:default-cell-style-name="Default"/>
        <table:table-column table:style-name="co33" table:default-cell-style-name="Default"/>
        <table:table-column table:style-name="co31" table:default-cell-style-name="Default"/>
        <table:table-row table:style-name="ro3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aa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2876" calcext:value-type="float">
            <text:p>2876</text:p>
          </table:table-cell>
          <table:table-cell office:value-type="float" office:value="708" calcext:value-type="float">
            <text:p>708</text:p>
          </table:table-cell>
          <table:table-cell office:value-type="float" office:value="998" calcext:value-type="float">
            <text:p>998</text:p>
          </table:table-cell>
          <table:table-cell office:value-type="float" office:value="2438" calcext:value-type="float">
            <text:p>2438</text:p>
          </table:table-cell>
          <table:table-cell office:value-type="float" office:value="178" calcext:value-type="float">
            <text:p>178</text:p>
          </table:table-cell>
          <table:table-cell office:value-type="float" office:value="450" calcext:value-type="float">
            <text:p>450</text:p>
          </table:table-cell>
          <table:table-cell office:value-type="float" office:value="3423" calcext:value-type="float">
            <text:p>3423</text:p>
          </table:table-cell>
          <table:table-cell office:value-type="float" office:value="2703" calcext:value-type="float">
            <text:p>2703</text:p>
          </table:table-cell>
          <table:table-cell office:value-type="float" office:value="1364" calcext:value-type="float">
            <text:p>1364</text:p>
          </table:table-cell>
          <table:table-cell office:value-type="float" office:value="343" calcext:value-type="float">
            <text:p>343</text:p>
          </table:table-cell>
          <table:table-cell office:value-type="float" office:value="420" calcext:value-type="float">
            <text:p>420</text:p>
          </table:table-cell>
          <table:table-cell office:value-type="float" office:value="876" calcext:value-type="float">
            <text:p>876</text:p>
          </table:table-cell>
          <table:table-cell office:value-type="float" office:value="85" calcext:value-type="float">
            <text:p>85</text:p>
          </table:table-cell>
          <table:table-cell office:value-type="float" office:value="321" calcext:value-type="float">
            <text:p>321</text:p>
          </table:table-cell>
          <table:table-cell office:value-type="float" office:value="2683" calcext:value-type="float">
            <text:p>2683</text:p>
          </table:table-cell>
          <table:table-cell office:value-type="float" office:value="353" calcext:value-type="float">
            <text:p>353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3279" calcext:value-type="float">
            <text:p>3279</text:p>
          </table:table-cell>
          <table:table-cell office:value-type="float" office:value="1753" calcext:value-type="float">
            <text:p>1753</text:p>
          </table:table-cell>
          <table:table-cell office:value-type="float" office:value="391" calcext:value-type="float">
            <text:p>391</text:p>
          </table:table-cell>
          <table:table-cell office:value-type="float" office:value="425" calcext:value-type="float">
            <text:p>425</text:p>
          </table:table-cell>
          <table:table-cell office:value-type="float" office:value="251" calcext:value-type="float">
            <text:p>251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</table:table>
      <table:named-expressions/>
      <table:database-ranges>
        <table:database-range table:name="__Anonymous_Sheet_DB__0" table:target-range-address="Principal.A1:Principal.H26" table:display-filter-buttons="true" table:orientation="column"/>
        <table:database-range table:name="__Anonymous_Sheet_DB__1" table:target-range-address="Ratios.A1:Ratios.F2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4" loext:min-decimal-places="4" number:min-integer-digits="1" number:grouping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08:03:33.7905403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incipal" style:display-name="PageStyle_Princip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Ratios" style:display-name="PageStyle_Ratio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datosd" style:display-name="PageStyle_datosd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rt" style:display-name="PageStyle_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08:06:20.478542346</dc:date>
    <meta:editing-cycles>62</meta:editing-cycles>
    <meta:editing-duration>PT5H52M24S</meta:editing-duration>
    <meta:generator>LibreOffice/6.0.6.2$Linux_X86_64 LibreOffice_project/00m0$Build-2</meta:generator>
    <meta:document-statistic meta:table-count="4" meta:cell-count="9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color="#4c4c4c"/>
    </style:style>
    <style:style style:name="ch2" style:family="chart">
      <style:graphic-properties draw:stroke="none" svg:stroke-color="#4c4c4c" draw:fill="none" draw:fill-color="#000000"/>
      <style:text-properties fo:color="#4c4c4c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4c4c4c" fo:font-family="Arial" fo:font-size="10pt" style:font-size-asian="10pt" style:font-family-complex="Arial" style:font-size-complex="10pt"/>
    </style:style>
    <style:style style:name="ch5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4c4c4c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svg:stroke-color="#4c4c4c" draw:fill-color="#004586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1.874cm" svg:height="8.998cm" xlink:href=".." xlink:type="simple" chart:class="chart:bar" chart:style-name="ch1">
        <chart:legend svg:x="0.132cm" svg:y="0.132cm" style:legend-expansion="custom" chartooo:width="21.872cm" chartooo:height="8.995cm" style:legend-expansion-aspect-ratio="2.43157309616454" chart:style-name="ch2"/>
        <chart:plot-area chart:style-name="ch3" table:cell-range-address="Principal.A1:Principal.B27" chart:data-source-has-labels="both" svg:x="0.435cm" svg:y="-0.021cm" svg:width="20.991cm" svg:height="8.637cm">
          <chartooo:coordinate-region svg:x="2.194cm" svg:y="0.178cm" svg:width="19.232cm" svg:height="5.064cm"/>
          <chart:axis chart:dimension="x" chart:name="primary-x" chart:style-name="ch4" chartooo:axis-type="auto">
            <chartooo:date-scale/>
            <chart:categories table:cell-range-address="Principal.A2:Principal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incipal.B2:Principal.B27" chart:label-cell-address="Principal.B1:Principal.B1" chart:class="chart:bar">
            <chart:data-point chart:repeated="19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guidores</text:p>
                <draw:g>
                  <svg:desc>Principal.B1:Princip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L MUNDO</text:p>
                <draw:g>
                  <svg:desc>Principal.A2:Principal.A27</svg:desc>
                </draw:g>
              </table:table-cell>
              <table:table-cell office:value-type="float" office:value="3192539">
                <text:p>3192539</text:p>
                <draw:g>
                  <svg:desc>Principal.B2:Principal.B27</svg:desc>
                </draw:g>
              </table:table-cell>
            </table:table-row>
            <table:table-row>
              <table:table-cell office:value-type="string">
                <text:p>CTXT</text:p>
              </table:table-cell>
              <table:table-cell office:value-type="float" office:value="111725">
                <text:p>111725</text:p>
              </table:table-cell>
            </table:table-row>
            <table:table-row>
              <table:table-cell office:value-type="string">
                <text:p>El Español</text:p>
              </table:table-cell>
              <table:table-cell office:value-type="float" office:value="337631">
                <text:p>337631</text:p>
              </table:table-cell>
            </table:table-row>
            <table:table-row>
              <table:table-cell office:value-type="string">
                <text:p>ABC.es</text:p>
              </table:table-cell>
              <table:table-cell office:value-type="float" office:value="1600669">
                <text:p>1600669</text:p>
              </table:table-cell>
            </table:table-row>
            <table:table-row>
              <table:table-cell office:value-type="string">
                <text:p>20minutos.es</text:p>
              </table:table-cell>
              <table:table-cell office:value-type="float" office:value="1356940">
                <text:p>1356940</text:p>
              </table:table-cell>
            </table:table-row>
            <table:table-row>
              <table:table-cell office:value-type="string">
                <text:p>La Razón</text:p>
              </table:table-cell>
              <table:table-cell office:value-type="float" office:value="437066">
                <text:p>437066</text:p>
              </table:table-cell>
            </table:table-row>
            <table:table-row>
              <table:table-cell office:value-type="string">
                <text:p>La Vanguardia</text:p>
              </table:table-cell>
              <table:table-cell office:value-type="float" office:value="996569">
                <text:p>996569</text:p>
              </table:table-cell>
            </table:table-row>
            <table:table-row>
              <table:table-cell office:value-type="string">
                <text:p>eldiario.es</text:p>
              </table:table-cell>
              <table:table-cell office:value-type="float" office:value="934403">
                <text:p>934403</text:p>
              </table:table-cell>
            </table:table-row>
            <table:table-row>
              <table:table-cell office:value-type="string">
                <text:p>Público</text:p>
              </table:table-cell>
              <table:table-cell office:value-type="float" office:value="911238">
                <text:p>911238</text:p>
              </table:table-cell>
            </table:table-row>
            <table:table-row>
              <table:table-cell office:value-type="string">
                <text:p>El Confidencial</text:p>
              </table:table-cell>
              <table:table-cell office:value-type="float" office:value="761740">
                <text:p>761740</text:p>
              </table:table-cell>
            </table:table-row>
            <table:table-row>
              <table:table-cell office:value-type="string">
                <text:p>El Periódico</text:p>
              </table:table-cell>
              <table:table-cell office:value-type="float" office:value="595809">
                <text:p>595809</text:p>
              </table:table-cell>
            </table:table-row>
            <table:table-row>
              <table:table-cell office:value-type="string">
                <text:p>La Voz de Galicia</text:p>
              </table:table-cell>
              <table:table-cell office:value-type="float" office:value="359259">
                <text:p>359259</text:p>
              </table:table-cell>
            </table:table-row>
            <table:table-row>
              <table:table-cell office:value-type="string">
                <text:p>infoLibre</text:p>
              </table:table-cell>
              <table:table-cell office:value-type="float" office:value="248467">
                <text:p>248467</text:p>
              </table:table-cell>
            </table:table-row>
            <table:table-row>
              <table:table-cell office:value-type="string">
                <text:p>La Nueva España</text:p>
              </table:table-cell>
              <table:table-cell office:value-type="float" office:value="147871">
                <text:p>147871</text:p>
              </table:table-cell>
            </table:table-row>
            <table:table-row>
              <table:table-cell office:value-type="string">
                <text:p>Heraldo de Aragón</text:p>
              </table:table-cell>
              <table:table-cell office:value-type="float" office:value="145098">
                <text:p>145098</text:p>
              </table:table-cell>
            </table:table-row>
            <table:table-row>
              <table:table-cell office:value-type="string">
                <text:p>El Salto</text:p>
              </table:table-cell>
              <table:table-cell office:value-type="float" office:value="130097">
                <text:p>130097</text:p>
              </table:table-cell>
            </table:table-row>
            <table:table-row>
              <table:table-cell office:value-type="string">
                <text:p>elnortedecastilla.es</text:p>
              </table:table-cell>
              <table:table-cell office:value-type="float" office:value="129385">
                <text:p>129385</text:p>
              </table:table-cell>
            </table:table-row>
            <table:table-row>
              <table:table-cell office:value-type="string">
                <text:p>El Diario Vasco</text:p>
              </table:table-cell>
              <table:table-cell office:value-type="float" office:value="76419">
                <text:p>76419</text:p>
              </table:table-cell>
            </table:table-row>
            <table:table-row>
              <table:table-cell office:value-type="string">
                <text:p>El Baúl de Kubrick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EL PAÍS</text:p>
              </table:table-cell>
              <table:table-cell office:value-type="float" office:value="6723371">
                <text:p>6723371</text:p>
              </table:table-cell>
            </table:table-row>
            <table:table-row>
              <table:table-cell office:value-type="string">
                <text:p>OKDIARIO</text:p>
              </table:table-cell>
              <table:table-cell office:value-type="float" office:value="106488">
                <text:p>106488</text:p>
              </table:table-cell>
            </table:table-row>
            <table:table-row>
              <table:table-cell office:value-type="string">
                <text:p>El Plural</text:p>
              </table:table-cell>
              <table:table-cell office:value-type="float" office:value="71839">
                <text:p>71839</text:p>
              </table:table-cell>
            </table:table-row>
            <table:table-row>
              <table:table-cell office:value-type="string">
                <text:p>La Marea</text:p>
              </table:table-cell>
              <table:table-cell office:value-type="float" office:value="190792">
                <text:p>190792</text:p>
              </table:table-cell>
            </table:table-row>
            <table:table-row>
              <table:table-cell office:value-type="string">
                <text:p>Vozpópuli</text:p>
              </table:table-cell>
              <table:table-cell office:value-type="float" office:value="92528">
                <text:p>92528</text:p>
              </table:table-cell>
            </table:table-row>
            <table:table-row>
              <table:table-cell office:value-type="string">
                <text:p>nuevatribuna.es #Igualdad</text:p>
              </table:table-cell>
              <table:table-cell office:value-type="float" office:value="20106">
                <text:p>20106</text:p>
              </table:table-cell>
            </table:table-row>
            <table:table-row>
              <table:table-cell office:value-type="string">
                <text:p>prnoticias</text:p>
              </table:table-cell>
              <table:table-cell office:value-type="float" office:value="78126">
                <text:p>78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color="#4c4c4c"/>
    </style:style>
    <style:style style:name="ch2" style:family="chart">
      <style:graphic-properties draw:stroke="none" svg:stroke-color="#4c4c4c" draw:fill="none" draw:fill-color="#000000"/>
      <style:text-properties fo:color="#4c4c4c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4c4c4c" fo:font-family="Arial" fo:font-size="10pt" style:font-size-asian="10pt" style:font-family-complex="Arial" style:font-size-complex="10pt"/>
    </style:style>
    <style:style style:name="ch5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4c4c4c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svg:stroke-color="#4c4c4c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1.765cm" svg:height="9.002cm" xlink:href=".." xlink:type="simple" chart:class="chart:bar" chart:style-name="ch1">
        <chart:legend svg:x="0.132cm" svg:y="0.132cm" style:legend-expansion="custom" chartooo:width="21.765cm" chartooo:height="8.995cm" style:legend-expansion-aspect-ratio="2.41967759866593" chart:style-name="ch2"/>
        <chart:plot-area chart:style-name="ch3" table:cell-range-address="Principal.A2:Principal.A27 Principal.D1:Principal.D27" chart:data-source-has-labels="both" svg:x="0.322cm" svg:y="-0.021cm" svg:width="20.992cm" svg:height="8.641cm">
          <chartooo:coordinate-region svg:x="1.605cm" svg:y="0.178cm" svg:width="19.709cm" svg:height="5.068cm"/>
          <chart:axis chart:dimension="x" chart:name="primary-x" chart:style-name="ch4" chartooo:axis-type="auto">
            <chartooo:date-scale/>
            <chart:categories table:cell-range-address="Principal.A2:Principal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incipal.D2:Principal.D27" chart:label-cell-address="Principal.D1:Principal.D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kes</text:p>
                <draw:g>
                  <svg:desc>Principal.D1:Princip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L MUNDO</text:p>
                <draw:g>
                  <svg:desc>Principal.A2:Principal.A27</svg:desc>
                </draw:g>
              </table:table-cell>
              <table:table-cell office:value-type="float" office:value="2713">
                <text:p>2713</text:p>
                <draw:g>
                  <svg:desc>Principal.D2:Principal.D27</svg:desc>
                </draw:g>
              </table:table-cell>
            </table:table-row>
            <table:table-row>
              <table:table-cell office:value-type="string">
                <text:p>CTXT</text:p>
              </table:table-cell>
              <table:table-cell office:value-type="float" office:value="59560">
                <text:p>59560</text:p>
              </table:table-cell>
            </table:table-row>
            <table:table-row>
              <table:table-cell office:value-type="string">
                <text:p>El Español</text:p>
              </table:table-cell>
              <table:table-cell office:value-type="float" office:value="13993">
                <text:p>13993</text:p>
              </table:table-cell>
            </table:table-row>
            <table:table-row>
              <table:table-cell office:value-type="string">
                <text:p>ABC.es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0minutos.es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string">
                <text:p>La Razón</text:p>
              </table:table-cell>
              <table:table-cell office:value-type="float" office:value="20112">
                <text:p>20112</text:p>
              </table:table-cell>
            </table:table-row>
            <table:table-row>
              <table:table-cell office:value-type="string">
                <text:p>La Vanguardia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eldiario.es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Público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El Confidenci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 Periódico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La Voz de Galici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infoLibre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La Nueva Españ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Heraldo de Aragón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El Salto</text:p>
              </table:table-cell>
              <table:table-cell office:value-type="float" office:value="8312">
                <text:p>8312</text:p>
              </table:table-cell>
            </table:table-row>
            <table:table-row>
              <table:table-cell office:value-type="string">
                <text:p>elnortedecastilla.es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El Diario Vasco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El Baúl de Kubrick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EL PAÍS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OKDIARIO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El Plural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La Marea</text:p>
              </table:table-cell>
              <table:table-cell office:value-type="float" office:value="14281">
                <text:p>14281</text:p>
              </table:table-cell>
            </table:table-row>
            <table:table-row>
              <table:table-cell office:value-type="string">
                <text:p>Vozpópuli</text:p>
              </table:table-cell>
              <table:table-cell office:value-type="float" office:value="13666">
                <text:p>13666</text:p>
              </table:table-cell>
            </table:table-row>
            <table:table-row>
              <table:table-cell office:value-type="string">
                <text:p>nuevatribuna.es #Igualdad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prnoticias</text:p>
              </table:table-cell>
              <table:table-cell office:value-type="float" office:value="5689">
                <text:p>56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color="#4c4c4c"/>
    </style:style>
    <style:style style:name="ch2" style:family="chart">
      <style:chart-properties chart:auto-position="true"/>
      <style:graphic-properties draw:stroke="none" svg:stroke-color="#4c4c4c" draw:fill="none" draw:fill-color="#000000"/>
      <style:text-properties fo:color="#4c4c4c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4c4c4c" fo:font-family="Arial" fo:font-size="10pt" style:font-size-asian="10pt" style:font-family-complex="Arial" style:font-size-complex="10pt"/>
    </style:style>
    <style:style style:name="ch5" style:family="chart" style:data-style-name="N4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4c4c4c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link-data-style-to-source="true"/>
      <style:graphic-properties draw:stroke="none" svg:stroke-color="#4c4c4c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0.199cm" svg:height="8.998cm" xlink:href=".." xlink:type="simple" chart:class="chart:bar" chart:style-name="ch1">
        <chart:legend chart:legend-position="end" svg:x="17.804cm" svg:y="4.2cm" style:legend-expansion="high" chart:style-name="ch2"/>
        <chart:plot-area chart:style-name="ch3" table:cell-range-address="Ratios.A1:Ratios.B27" chart:data-source-has-labels="both" svg:x="0.403cm" svg:y="0.179cm" svg:width="16.998cm" svg:height="8.64cm">
          <chartooo:coordinate-region svg:x="1.55cm" svg:y="0.179cm" svg:width="15.851cm" svg:height="5.067cm"/>
          <chart:axis chart:dimension="x" chart:name="primary-x" chart:style-name="ch4" chartooo:axis-type="auto">
            <chartooo:date-scale/>
            <chart:categories table:cell-range-address="Ratios.A2:Ratios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s.B2:Ratios.B27" chart:label-cell-address="Ratios.B1:Ratios.B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kes/twits</text:p>
                <draw:g>
                  <svg:desc>Ratios.B1:Rati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l Periódico</text:p>
                <draw:g>
                  <svg:desc>Ratios.A2:Ratios.A27</svg:desc>
                </draw:g>
              </table:table-cell>
              <table:table-cell office:value-type="float" office:value="0.0671153653592702">
                <text:p>0.0671153653592702</text:p>
                <draw:g>
                  <svg:desc>Ratios.B2:Ratios.B27</svg:desc>
                </draw:g>
              </table:table-cell>
            </table:table-row>
            <table:table-row>
              <table:table-cell office:value-type="string">
                <text:p>La Vanguardia</text:p>
              </table:table-cell>
              <table:table-cell office:value-type="float" office:value="0.0857421051866707">
                <text:p>0.0857421051866707</text:p>
              </table:table-cell>
            </table:table-row>
            <table:table-row>
              <table:table-cell office:value-type="string">
                <text:p>CTXT</text:p>
              </table:table-cell>
              <table:table-cell office:value-type="float" office:value="35.4891375591386">
                <text:p>35.4891375591386</text:p>
              </table:table-cell>
            </table:table-row>
            <table:table-row>
              <table:table-cell office:value-type="string">
                <text:p>EL PAÍS</text:p>
              </table:table-cell>
              <table:table-cell office:value-type="float" office:value="0.332415234115301">
                <text:p>0.332415234115301</text:p>
              </table:table-cell>
            </table:table-row>
            <table:table-row>
              <table:table-cell office:value-type="string">
                <text:p>El Español</text:p>
              </table:table-cell>
              <table:table-cell office:value-type="float" office:value="9.16942433078864">
                <text:p>9.16942433078864</text:p>
              </table:table-cell>
            </table:table-row>
            <table:table-row>
              <table:table-cell office:value-type="string">
                <text:p>OKDIARIO</text:p>
              </table:table-cell>
              <table:table-cell office:value-type="float" office:value="1.46401545194129">
                <text:p>1.46401545194129</text:p>
              </table:table-cell>
            </table:table-row>
            <table:table-row>
              <table:table-cell office:value-type="string">
                <text:p>ABC.es</text:p>
              </table:table-cell>
              <table:table-cell office:value-type="float" office:value="0.0632792051109144">
                <text:p>0.0632792051109144</text:p>
              </table:table-cell>
            </table:table-row>
            <table:table-row>
              <table:table-cell office:value-type="string">
                <text:p>Vozpópuli</text:p>
              </table:table-cell>
              <table:table-cell office:value-type="float" office:value="5.95598169535847">
                <text:p>5.95598169535847</text:p>
              </table:table-cell>
            </table:table-row>
            <table:table-row>
              <table:table-cell office:value-type="string">
                <text:p>Público</text:p>
              </table:table-cell>
              <table:table-cell office:value-type="float" office:value="0.18824707660636">
                <text:p>0.18824707660636</text:p>
              </table:table-cell>
            </table:table-row>
            <table:table-row>
              <table:table-cell office:value-type="string">
                <text:p>La Razón</text:p>
              </table:table-cell>
              <table:table-cell office:value-type="float" office:value="8.67210541747874">
                <text:p>8.67210541747874</text:p>
              </table:table-cell>
            </table:table-row>
            <table:table-row>
              <table:table-cell office:value-type="string">
                <text:p>20minutos.es</text:p>
              </table:table-cell>
              <table:table-cell office:value-type="float" office:value="0.980817104652456">
                <text:p>0.980817104652456</text:p>
              </table:table-cell>
            </table:table-row>
            <table:table-row>
              <table:table-cell office:value-type="string">
                <text:p>eldiario.es</text:p>
              </table:table-cell>
              <table:table-cell office:value-type="float" office:value="0.117032247598521">
                <text:p>0.117032247598521</text:p>
              </table:table-cell>
            </table:table-row>
            <table:table-row>
              <table:table-cell office:value-type="string">
                <text:p>La Voz de Galicia</text:p>
              </table:table-cell>
              <table:table-cell office:value-type="float" office:value="0.0176209002425192">
                <text:p>0.0176209002425192</text:p>
              </table:table-cell>
            </table:table-row>
            <table:table-row>
              <table:table-cell office:value-type="string">
                <text:p>EL MUNDO</text:p>
              </table:table-cell>
              <table:table-cell office:value-type="float" office:value="1.31270805914686">
                <text:p>1.31270805914686</text:p>
              </table:table-cell>
            </table:table-row>
            <table:table-row>
              <table:table-cell office:value-type="string">
                <text:p>nuevatribuna.es #Igualdad</text:p>
              </table:table-cell>
              <table:table-cell office:value-type="float" office:value="2.23052554625944">
                <text:p>2.23052554625944</text:p>
              </table:table-cell>
            </table:table-row>
            <table:table-row>
              <table:table-cell office:value-type="string">
                <text:p>infoLibre</text:p>
              </table:table-cell>
              <table:table-cell office:value-type="float" office:value="0.092402106070644">
                <text:p>0.092402106070644</text:p>
              </table:table-cell>
            </table:table-row>
            <table:table-row>
              <table:table-cell office:value-type="string">
                <text:p>El Confidenci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 Diario Vasco</text:p>
              </table:table-cell>
              <table:table-cell office:value-type="float" office:value="0.346954286742053">
                <text:p>0.346954286742053</text:p>
              </table:table-cell>
            </table:table-row>
            <table:table-row>
              <table:table-cell office:value-type="string">
                <text:p>prnoticias</text:p>
              </table:table-cell>
              <table:table-cell office:value-type="float" office:value="0.332415234115301">
                <text:p>0.332415234115301</text:p>
              </table:table-cell>
            </table:table-row>
            <table:table-row>
              <table:table-cell office:value-type="string">
                <text:p>La Nueva España</text:p>
              </table:table-cell>
              <table:table-cell office:value-type="float" office:value="0.0129046827867662">
                <text:p>0.0129046827867662</text:p>
              </table:table-cell>
            </table:table-row>
            <table:table-row>
              <table:table-cell office:value-type="string">
                <text:p>Heraldo de Aragón</text:p>
              </table:table-cell>
              <table:table-cell office:value-type="float" office:value="0.700587422252937">
                <text:p>0.700587422252937</text:p>
              </table:table-cell>
            </table:table-row>
            <table:table-row>
              <table:table-cell office:value-type="string">
                <text:p>El Plural</text:p>
              </table:table-cell>
              <table:table-cell office:value-type="float" office:value="2.57425742574257">
                <text:p>2.57425742574257</text:p>
              </table:table-cell>
            </table:table-row>
            <table:table-row>
              <table:table-cell office:value-type="string">
                <text:p>elnortedecastilla.es</text:p>
              </table:table-cell>
              <table:table-cell office:value-type="float" office:value="0.137211855104281">
                <text:p>0.137211855104281</text:p>
              </table:table-cell>
            </table:table-row>
            <table:table-row>
              <table:table-cell office:value-type="string">
                <text:p>La Marea</text:p>
              </table:table-cell>
              <table:table-cell office:value-type="float" office:value="28.9089068825911">
                <text:p>28.9089068825911</text:p>
              </table:table-cell>
            </table:table-row>
            <table:table-row>
              <table:table-cell office:value-type="string">
                <text:p>El Salto</text:p>
              </table:table-cell>
              <table:table-cell office:value-type="float" office:value="16.2334238228229">
                <text:p>16.2334238228229</text:p>
              </table:table-cell>
            </table:table-row>
            <table:table-row>
              <table:table-cell office:value-type="string">
                <text:p>El Baúl de Kubrick</text:p>
              </table:table-cell>
              <table:table-cell office:value-type="float" office:value="3.87091067443253">
                <text:p>3.870910674432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 svg:stroke-color="#4c4c4c"/>
    </style:style>
    <style:style style:name="ch2" style:family="chart">
      <style:chart-properties chart:auto-position="true"/>
      <style:graphic-properties draw:stroke="none" svg:stroke-color="#4c4c4c" draw:fill="none" draw:fill-color="#000000"/>
      <style:text-properties fo:color="#4c4c4c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4c4c4c" fo:font-family="Arial" fo:font-size="10pt" style:font-size-asian="10pt" style:font-family-complex="Arial" style:font-size-complex="10pt"/>
    </style:style>
    <style:style style:name="ch5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4c4c4c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svg:stroke-color="#4c4c4c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0.362cm" svg:height="8.998cm" xlink:href=".." xlink:type="simple" chart:class="chart:bar" chart:style-name="ch1">
        <chart:legend chart:legend-position="top" svg:x="8.876cm" svg:y="0.185cm" style:legend-expansion="wide" chart:style-name="ch2"/>
        <chart:plot-area chart:style-name="ch3" table:cell-range-address="Ratios.A2:Ratios.A27 Ratios.C1:Ratios.C27" chart:data-source-has-labels="both" svg:x="0.407cm" svg:y="0.962cm" svg:width="19.548cm" svg:height="7.857cm">
          <chartooo:coordinate-region svg:x="1.69cm" svg:y="0.962cm" svg:width="18.265cm" svg:height="4.284cm"/>
          <chart:axis chart:dimension="x" chart:name="primary-x" chart:style-name="ch4" chartooo:axis-type="auto">
            <chartooo:date-scale/>
            <chart:categories table:cell-range-address="Ratios.A2:Ratios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tios.C2:Ratios.C27" chart:label-cell-address="Ratios.C1:Ratios.C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its por año</text:p>
                <draw:g>
                  <svg:desc>Ratios.C1:Rati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l Periódico</text:p>
                <draw:g>
                  <svg:desc>Ratios.A2:Ratios.A27</svg:desc>
                </draw:g>
              </table:table-cell>
              <table:table-cell office:value-type="float" office:value="46189.125">
                <text:p>46189.125</text:p>
                <draw:g>
                  <svg:desc>Ratios.C2:Ratios.C27</svg:desc>
                </draw:g>
              </table:table-cell>
            </table:table-row>
            <table:table-row>
              <table:table-cell office:value-type="string">
                <text:p>La Vanguardia</text:p>
              </table:table-cell>
              <table:table-cell office:value-type="float" office:value="45874">
                <text:p>45874</text:p>
              </table:table-cell>
            </table:table-row>
            <table:table-row>
              <table:table-cell office:value-type="string">
                <text:p>CTXT</text:p>
              </table:table-cell>
              <table:table-cell office:value-type="float" office:value="41956.5">
                <text:p>41956.5</text:p>
              </table:table-cell>
            </table:table-row>
            <table:table-row>
              <table:table-cell office:value-type="string">
                <text:p>EL PAÍS</text:p>
              </table:table-cell>
              <table:table-cell office:value-type="float" office:value="40201.6363636364">
                <text:p>40201.6363636364</text:p>
              </table:table-cell>
            </table:table-row>
            <table:table-row>
              <table:table-cell office:value-type="string">
                <text:p>El Español</text:p>
              </table:table-cell>
              <table:table-cell office:value-type="float" office:value="38151.25">
                <text:p>38151.25</text:p>
              </table:table-cell>
            </table:table-row>
            <table:table-row>
              <table:table-cell office:value-type="string">
                <text:p>OKDIARIO</text:p>
              </table:table-cell>
              <table:table-cell office:value-type="float" office:value="35723.6666666667">
                <text:p>35723.6666666667</text:p>
              </table:table-cell>
            </table:table-row>
            <table:table-row>
              <table:table-cell office:value-type="string">
                <text:p>ABC.es</text:p>
              </table:table-cell>
              <table:table-cell office:value-type="float" office:value="34766.5555555556">
                <text:p>34766.5555555556</text:p>
              </table:table-cell>
            </table:table-row>
            <table:table-row>
              <table:table-cell office:value-type="string">
                <text:p>Vozpópuli</text:p>
              </table:table-cell>
              <table:table-cell office:value-type="float" office:value="32778.5714285714">
                <text:p>32778.5714285714</text:p>
              </table:table-cell>
            </table:table-row>
            <table:table-row>
              <table:table-cell office:value-type="string">
                <text:p>Público</text:p>
              </table:table-cell>
              <table:table-cell office:value-type="float" office:value="32351.1">
                <text:p>32351.1</text:p>
              </table:table-cell>
            </table:table-row>
            <table:table-row>
              <table:table-cell office:value-type="string">
                <text:p>La Razón</text:p>
              </table:table-cell>
              <table:table-cell office:value-type="float" office:value="28989.5">
                <text:p>28989.5</text:p>
              </table:table-cell>
            </table:table-row>
            <table:table-row>
              <table:table-cell office:value-type="string">
                <text:p>20minutos.es</text:p>
              </table:table-cell>
              <table:table-cell office:value-type="float" office:value="28966.7777777778">
                <text:p>28966.7777777778</text:p>
              </table:table-cell>
            </table:table-row>
            <table:table-row>
              <table:table-cell office:value-type="string">
                <text:p>eldiario.es</text:p>
              </table:table-cell>
              <table:table-cell office:value-type="float" office:value="28767">
                <text:p>28767</text:p>
              </table:table-cell>
            </table:table-row>
            <table:table-row>
              <table:table-cell office:value-type="string">
                <text:p>La Voz de Galicia</text:p>
              </table:table-cell>
              <table:table-cell office:value-type="float" office:value="23961.4444444444">
                <text:p>23961.4444444444</text:p>
              </table:table-cell>
            </table:table-row>
            <table:table-row>
              <table:table-cell office:value-type="string">
                <text:p>EL MUNDO</text:p>
              </table:table-cell>
              <table:table-cell office:value-type="float" office:value="20667.2">
                <text:p>20667.2</text:p>
              </table:table-cell>
            </table:table-row>
            <table:table-row>
              <table:table-cell office:value-type="string">
                <text:p>nuevatribuna.es #Igualdad</text:p>
              </table:table-cell>
              <table:table-cell office:value-type="float" office:value="20518.3333333333">
                <text:p>20518.3333333333</text:p>
              </table:table-cell>
            </table:table-row>
            <table:table-row>
              <table:table-cell office:value-type="string">
                <text:p>infoLibre</text:p>
              </table:table-cell>
              <table:table-cell office:value-type="float" office:value="19119.3333333333">
                <text:p>19119.3333333333</text:p>
              </table:table-cell>
            </table:table-row>
            <table:table-row>
              <table:table-cell office:value-type="string">
                <text:p>El Confidencial</text:p>
              </table:table-cell>
              <table:table-cell office:value-type="float" office:value="18205.7">
                <text:p>18205.7</text:p>
              </table:table-cell>
            </table:table-row>
            <table:table-row>
              <table:table-cell office:value-type="string">
                <text:p>El Diario Vasco</text:p>
              </table:table-cell>
              <table:table-cell office:value-type="float" office:value="17235.7">
                <text:p>17235.7</text:p>
              </table:table-cell>
            </table:table-row>
            <table:table-row>
              <table:table-cell office:value-type="string">
                <text:p>prnoticias</text:p>
              </table:table-cell>
              <table:table-cell office:value-type="float" office:value="16329.7777777778">
                <text:p>16329.7777777778</text:p>
              </table:table-cell>
            </table:table-row>
            <table:table-row>
              <table:table-cell office:value-type="string">
                <text:p>La Nueva España</text:p>
              </table:table-cell>
              <table:table-cell office:value-type="float" office:value="13776.2222222222">
                <text:p>13776.2222222222</text:p>
              </table:table-cell>
            </table:table-row>
            <table:table-row>
              <table:table-cell office:value-type="string">
                <text:p>Heraldo de Aragón</text:p>
              </table:table-cell>
              <table:table-cell office:value-type="float" office:value="11576">
                <text:p>11576</text:p>
              </table:table-cell>
            </table:table-row>
            <table:table-row>
              <table:table-cell office:value-type="string">
                <text:p>El Plural</text:p>
              </table:table-cell>
              <table:table-cell office:value-type="float" office:value="11488.75">
                <text:p>11488.75</text:p>
              </table:table-cell>
            </table:table-row>
            <table:table-row>
              <table:table-cell office:value-type="string">
                <text:p>elnortedecastilla.es</text:p>
              </table:table-cell>
              <table:table-cell office:value-type="float" office:value="8907.55555555555">
                <text:p>8907.55555555555</text:p>
              </table:table-cell>
            </table:table-row>
            <table:table-row>
              <table:table-cell office:value-type="string">
                <text:p>La Marea</text:p>
              </table:table-cell>
              <table:table-cell office:value-type="float" office:value="8233.33333333333">
                <text:p>8233.33333333333</text:p>
              </table:table-cell>
            </table:table-row>
            <table:table-row>
              <table:table-cell office:value-type="string">
                <text:p>El Salto</text:p>
              </table:table-cell>
              <table:table-cell office:value-type="float" office:value="5689.22222222222">
                <text:p>5689.22222222222</text:p>
              </table:table-cell>
            </table:table-row>
            <table:table-row>
              <table:table-cell office:value-type="string">
                <text:p>El Baúl de Kubrick</text:p>
              </table:table-cell>
              <table:table-cell office:value-type="float" office:value="2445.25">
                <text:p>2445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